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3.04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89.01pt"/>
    </style:style>
    <style:style style:name="co4" style:family="table-column">
      <style:table-column-properties fo:break-before="auto" style:column-width="20.3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3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bold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test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Start of new Program cycle. <text:s text:c="2"/>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<text:s/>Exit Found </text:p>
          </table:table-cell>
          <table:table-cell office:value-type="string" calcext:value-type="string">
            <text:p>Iteration </text:p>
          </table:table-cell>
          <table:table-cell office:value-type="string" calcext:value-type="string">
            <text:p>Time needed[ms] </text:p>
          </table:table-cell>
          <table:table-cell office:value-type="string" calcext:value-type="string">
            <text:p>[s]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>
            <text:p>1-2000</text:p>
          </table:table-cell>
          <table:table-cell table:style-name="ce6"/>
          <table:table-cell table:style-name="ce6" office:value-type="string" calcext:value-type="string">
            <text:p>ms</text:p>
          </table:table-cell>
          <table:table-cell table:style-name="ce6"/>
          <table:table-cell table:style-name="ce6" office:value-type="string" calcext:value-type="string">
            <text:p>1-2000</text:p>
          </table:table-cell>
          <table:table-cell table:style-name="ce6"/>
          <table:table-cell table:style-name="ce11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Mean</text:p>
          </table:table-cell>
          <table:table-cell table:style-name="ce7" table:formula="of:=AVERAGE([.$C$4:.$C$2003])" office:value-type="float" office:value="6741.445" calcext:value-type="float">
            <text:p>6741.445</text:p>
          </table:table-cell>
          <table:table-cell table:style-name="ce7" table:number-columns-repeated="2"/>
          <table:table-cell table:style-name="ce7" office:value-type="string" calcext:value-type="string">
            <text:p>Mean</text:p>
          </table:table-cell>
          <table:table-cell table:style-name="ce12" table:formula="of:=AVERAGE([.$D$4:.$D$2003])" office:value-type="float" office:value="6.3415" calcext:value-type="float">
            <text:p>6.341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87" calcext:value-type="float">
            <text:p>188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8" office:value-type="string" calcext:value-type="string">
            <text:p>Standard Error</text:p>
          </table:table-cell>
          <table:table-cell table:style-name="ce8" table:formula="of:=SQRT(VAR([.$C$4:.$C$2003])/COUNT([.$C$4:.$C$2003]))" office:value-type="float" office:value="201.34006605638" calcext:value-type="float">
            <text:p>201.34006605638</text:p>
          </table:table-cell>
          <table:table-cell table:style-name="ce8" table:number-columns-repeated="2"/>
          <table:table-cell table:style-name="ce8" office:value-type="string" calcext:value-type="string">
            <text:p>Standard Error</text:p>
          </table:table-cell>
          <table:table-cell table:style-name="ce13" table:formula="of:=SQRT(VAR([.$D$4:.$D$2003])/COUNT([.$D$4:.$D$2003]))" office:value-type="float" office:value="0.200013603526855" calcext:value-type="float">
            <text:p>0.2000136035268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8" office:value-type="string" calcext:value-type="string">
            <text:p>Mode</text:p>
          </table:table-cell>
          <table:table-cell table:style-name="ce8" table:formula="of:=MODE([.$C$4:.$C$2003])" office:value-type="float" office:value="21" calcext:value-type="float">
            <text:p>21</text:p>
          </table:table-cell>
          <table:table-cell table:style-name="ce8" table:number-columns-repeated="2"/>
          <table:table-cell table:style-name="ce8" office:value-type="string" calcext:value-type="string">
            <text:p>Mode</text:p>
          </table:table-cell>
          <table:table-cell table:style-name="ce13" table:formula="of:=MODE([.$D$4:.$D$20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40" calcext:value-type="float">
            <text:p>20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style-name="ce8" office:value-type="string" calcext:value-type="string">
            <text:p>Median</text:p>
          </table:table-cell>
          <table:table-cell table:style-name="ce8" table:formula="of:=MEDIAN([.$C$4:.$C$2003])" office:value-type="float" office:value="2070" calcext:value-type="float">
            <text:p>2070</text:p>
          </table:table-cell>
          <table:table-cell table:style-name="ce8" table:number-columns-repeated="2"/>
          <table:table-cell table:style-name="ce8" office:value-type="string" calcext:value-type="string">
            <text:p>Median</text:p>
          </table:table-cell>
          <table:table-cell table:style-name="ce13" table:formula="of:=MEDIAN([.$D$4:.$D$200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8" office:value-type="string" calcext:value-type="string">
            <text:p>First Quartile </text:p>
          </table:table-cell>
          <table:table-cell table:style-name="ce8" table:formula="of:=QUARTILE([.$C$4:.$C$2003]; 1)" office:value-type="float" office:value="276" calcext:value-type="float">
            <text:p>276</text:p>
          </table:table-cell>
          <table:table-cell table:style-name="ce8" table:number-columns-repeated="2"/>
          <table:table-cell table:style-name="ce8" office:value-type="string" calcext:value-type="string">
            <text:p>First Quartile </text:p>
          </table:table-cell>
          <table:table-cell table:style-name="ce13" table:formula="of:=QUARTILE([.$D$4:.$D$2003]; 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8" office:value-type="string" calcext:value-type="string">
            <text:p>Third Quartile</text:p>
          </table:table-cell>
          <table:table-cell table:style-name="ce8" table:formula="of:=QUARTILE([.$C$4:.$C$2003]; 3)" office:value-type="float" office:value="13145.5" calcext:value-type="float">
            <text:p>13145.5</text:p>
          </table:table-cell>
          <table:table-cell table:style-name="ce8" table:number-columns-repeated="2"/>
          <table:table-cell table:style-name="ce8" office:value-type="string" calcext:value-type="string">
            <text:p>Third Quartile</text:p>
          </table:table-cell>
          <table:table-cell table:style-name="ce13" table:formula="of:=QUARTILE([.$D$4:.$D$2003]; 3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8" office:value-type="string" calcext:value-type="string">
            <text:p>Variance</text:p>
          </table:table-cell>
          <table:table-cell table:style-name="ce8" table:formula="of:=VAR([.$C$4:.$C$2003])" office:value-type="float" office:value="81075644.3991746" calcext:value-type="float">
            <text:p>81075644.3991746</text:p>
          </table:table-cell>
          <table:table-cell table:style-name="ce8" table:number-columns-repeated="2"/>
          <table:table-cell table:style-name="ce8" office:value-type="string" calcext:value-type="string">
            <text:p>Variance</text:p>
          </table:table-cell>
          <table:table-cell table:style-name="ce13" table:formula="of:=VAR([.$D$4:.$D$2003])" office:value-type="float" office:value="80.010883191596" calcext:value-type="float">
            <text:p>80.01088319159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8" office:value-type="string" calcext:value-type="string">
            <text:p>Standard Deviation</text:p>
          </table:table-cell>
          <table:table-cell table:style-name="ce8" table:formula="of:=STDEV([.$C$4:.$C$2003])" office:value-type="float" office:value="9004.20148592725" calcext:value-type="float">
            <text:p>9004.20148592725</text:p>
          </table:table-cell>
          <table:table-cell table:style-name="ce8" table:number-columns-repeated="2"/>
          <table:table-cell table:style-name="ce8" office:value-type="string" calcext:value-type="string">
            <text:p>Standard Deviation</text:p>
          </table:table-cell>
          <table:table-cell table:style-name="ce13" table:formula="of:=STDEV([.$D$4:.$D$2003])" office:value-type="float" office:value="8.9448802782148" calcext:value-type="float">
            <text:p>8.94488027821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8" office:value-type="string" calcext:value-type="string">
            <text:p>Kurtosis</text:p>
          </table:table-cell>
          <table:table-cell table:style-name="ce8" table:formula="of:=KURT([.$C$4:.$C$2003])" office:value-type="float" office:value="-0.337253117587526" calcext:value-type="float">
            <text:p>-0.337253117587526</text:p>
          </table:table-cell>
          <table:table-cell table:style-name="ce8" table:number-columns-repeated="2"/>
          <table:table-cell table:style-name="ce8" office:value-type="string" calcext:value-type="string">
            <text:p>Kurtosis</text:p>
          </table:table-cell>
          <table:table-cell table:style-name="ce13" table:formula="of:=KURT([.$D$4:.$D$2003])" office:value-type="float" office:value="-0.317815595759722" calcext:value-type="float">
            <text:p>-0.3178155957597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8" office:value-type="string" calcext:value-type="string">
            <text:p>Skewness</text:p>
          </table:table-cell>
          <table:table-cell table:style-name="ce8" table:formula="of:=SKEW([.$C$4:.$C$2003])" office:value-type="float" office:value="1.15210529135376" calcext:value-type="float">
            <text:p>1.15210529135376</text:p>
          </table:table-cell>
          <table:table-cell table:style-name="ce8" table:number-columns-repeated="2"/>
          <table:table-cell table:style-name="ce8" office:value-type="string" calcext:value-type="string">
            <text:p>Skewness</text:p>
          </table:table-cell>
          <table:table-cell table:style-name="ce13" table:formula="of:=SKEW([.$D$4:.$D$2003])" office:value-type="float" office:value="1.16430242595334" calcext:value-type="float">
            <text:p>1.1643024259533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73" calcext:value-type="float">
            <text:p>22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style-name="ce8" office:value-type="string" calcext:value-type="string">
            <text:p>Range</text:p>
          </table:table-cell>
          <table:table-cell table:style-name="ce8" table:formula="of:=MAX([.$C$4:.$C$2003])-MIN([.$C$4:.$C$2003])" office:value-type="float" office:value="28519" calcext:value-type="float">
            <text:p>28519</text:p>
          </table:table-cell>
          <table:table-cell table:style-name="ce8" table:number-columns-repeated="2"/>
          <table:table-cell table:style-name="ce8" office:value-type="string" calcext:value-type="string">
            <text:p>Range</text:p>
          </table:table-cell>
          <table:table-cell table:style-name="ce13" table:formula="of:=MAX([.$D$4:.$D$2003])-MIN([.$D$4:.$D$2003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477" calcext:value-type="float">
            <text:p>247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style-name="ce8" office:value-type="string" calcext:value-type="string">
            <text:p>Minimum</text:p>
          </table:table-cell>
          <table:table-cell table:style-name="ce8" table:formula="of:=MIN([.$C$4:.$C$2003])" office:value-type="float" office:value="19" calcext:value-type="float">
            <text:p>19</text:p>
          </table:table-cell>
          <table:table-cell table:style-name="ce8" table:number-columns-repeated="2"/>
          <table:table-cell table:style-name="ce8" office:value-type="string" calcext:value-type="string">
            <text:p>Minimum</text:p>
          </table:table-cell>
          <table:table-cell table:style-name="ce13" table:formula="of:=MIN([.$D$4:.$D$20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557" calcext:value-type="float">
            <text:p>255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style-name="ce8" office:value-type="string" calcext:value-type="string">
            <text:p>Maximum</text:p>
          </table:table-cell>
          <table:table-cell table:style-name="ce8" table:formula="of:=MAX([.$C$4:.$C$2003])" office:value-type="float" office:value="28538" calcext:value-type="float">
            <text:p>28538</text:p>
          </table:table-cell>
          <table:table-cell table:style-name="ce8" table:number-columns-repeated="2"/>
          <table:table-cell table:style-name="ce8" office:value-type="string" calcext:value-type="string">
            <text:p>Maximum</text:p>
          </table:table-cell>
          <table:table-cell table:style-name="ce13" table:formula="of:=MAX([.$D$4:.$D$2003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8" office:value-type="string" calcext:value-type="string">
            <text:p>Sum</text:p>
          </table:table-cell>
          <table:table-cell table:style-name="ce8" table:formula="of:=SUM([.$C$4:.$C$2003])" office:value-type="float" office:value="13482890" calcext:value-type="float">
            <text:p>13482890</text:p>
          </table:table-cell>
          <table:table-cell table:style-name="ce8" table:number-columns-repeated="2"/>
          <table:table-cell table:style-name="ce8" office:value-type="string" calcext:value-type="string">
            <text:p>Sum</text:p>
          </table:table-cell>
          <table:table-cell table:style-name="ce13" table:formula="of:=SUM([.$D$4:.$D$2003])" office:value-type="float" office:value="12683" calcext:value-type="float">
            <text:p>1268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/>
          <table:table-cell table:style-name="ce9" office:value-type="string" calcext:value-type="string">
            <text:p>Count</text:p>
          </table:table-cell>
          <table:table-cell table:style-name="ce9" table:formula="of:=COUNT([.$C$4:.$C$2003])" office:value-type="float" office:value="2000" calcext:value-type="float">
            <text:p>2000</text:p>
          </table:table-cell>
          <table:table-cell table:style-name="ce9" table:number-columns-repeated="2"/>
          <table:table-cell table:style-name="ce9" office:value-type="string" calcext:value-type="string">
            <text:p>Count</text:p>
          </table:table-cell>
          <table:table-cell table:style-name="ce14" table:formula="of:=COUNT([.$D$4:.$D$2003])"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-1000</text:p>
          </table:table-cell>
          <table:table-cell/>
          <table:table-cell table:style-name="ce7" office:value-type="string" calcext:value-type="string">
            <text:p>ms</text:p>
          </table:table-cell>
          <table:table-cell/>
          <table:table-cell office:value-type="string" calcext:value-type="string">
            <text:p>1-1000</text:p>
          </table:table-cell>
          <table:table-cell/>
          <table:table-cell table:style-name="ce7" office:value-type="string" calcext:value-type="string">
            <text:p>s</text:p>
          </table:table-cell>
          <table:table-cell/>
          <table:table-cell table:style-name="ce15" office:value-type="string" calcext:value-type="string">
            <text:p>Fastest Execu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formula="of:=AVERAGE([.$C$4:.$C$1003])" office:value-type="float" office:value="827.274" calcext:value-type="float">
            <text:p>827.274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formula="of:=AVERAGE([.$D$4:.$D$1003])" office:value-type="float" office:value="0.534" calcext:value-type="float">
            <text:p>0.53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tandard Error</text:p>
          </table:table-cell>
          <table:table-cell table:formula="of:=SQRT(VAR([.$C$4:.$C$1003])/COUNT([.$C$4:.$C$1003]))" office:value-type="float" office:value="33.072353522111" calcext:value-type="float">
            <text:p>33.072353522111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formula="of:=SQRT(VAR([.$D$4:.$D$1003])/COUNT([.$D$4:.$D$1003]))" office:value-type="float" office:value="0.0298284048137632" calcext:value-type="float">
            <text:p>0.0298284048137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ode</text:p>
          </table:table-cell>
          <table:table-cell table:formula="of:=MODE([.$C$4:.$C$1003])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Mode</text:p>
          </table:table-cell>
          <table:table-cell table:formula="of:=MODE([.$D$4:.$D$10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dian</text:p>
          </table:table-cell>
          <table:table-cell table:formula="of:=MEDIAN([.$C$4:.$C$1003])"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Median</text:p>
          </table:table-cell>
          <table:table-cell table:formula="of:=MEDIAN([.$D$4:.$D$10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rst Quartile </text:p>
          </table:table-cell>
          <table:table-cell table:formula="of:=QUARTILE([.$C$4:.$C$1003]; 1)"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First Quartile </text:p>
          </table:table-cell>
          <table:table-cell table:formula="of:=QUARTILE([.$D$4:.$D$1003]; 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hird Quartile</text:p>
          </table:table-cell>
          <table:table-cell table:formula="of:=QUARTILE([.$C$4:.$C$1003]; 3)" office:value-type="float" office:value="1485" calcext:value-type="float">
            <text:p>1485</text:p>
          </table:table-cell>
          <table:table-cell table:number-columns-repeated="2"/>
          <table:table-cell office:value-type="string" calcext:value-type="string">
            <text:p>Third Quartile</text:p>
          </table:table-cell>
          <table:table-cell table:formula="of:=QUARTILE([.$D$4:.$D$1003]; 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041" calcext:value-type="float">
            <text:p>204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Variance</text:p>
          </table:table-cell>
          <table:table-cell table:formula="of:=VAR([.$C$4:.$C$1003])" office:value-type="float" office:value="1093780.56749149" calcext:value-type="float">
            <text:p>1093780.56749149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table:formula="of:=VAR([.$D$4:.$D$1003])" office:value-type="float" office:value="0.889733733733733" calcext:value-type="float">
            <text:p>0.8897337337337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tandard Deviation</text:p>
          </table:table-cell>
          <table:table-cell table:formula="of:=STDEV([.$C$4:.$C$1003])" office:value-type="float" office:value="1045.83964712163" calcext:value-type="float">
            <text:p>1045.83964712163</text:p>
          </table:table-cell>
          <table:table-cell table:number-columns-repeated="2"/>
          <table:table-cell office:value-type="string" calcext:value-type="string">
            <text:p>Standard Deviation</text:p>
          </table:table-cell>
          <table:table-cell table:formula="of:=STDEV([.$D$4:.$D$1003])" office:value-type="float" office:value="0.943256981810224" calcext:value-type="float">
            <text:p>0.9432569818102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Kurtosis</text:p>
          </table:table-cell>
          <table:table-cell table:formula="of:=KURT([.$C$4:.$C$1003])" office:value-type="float" office:value="0.716685445204286" calcext:value-type="float">
            <text:p>0.716685445204286</text:p>
          </table:table-cell>
          <table:table-cell table:number-columns-repeated="2"/>
          <table:table-cell office:value-type="string" calcext:value-type="string">
            <text:p>Kurtosis</text:p>
          </table:table-cell>
          <table:table-cell table:formula="of:=KURT([.$D$4:.$D$1003])" office:value-type="float" office:value="1.48975337891049" calcext:value-type="float">
            <text:p>1.4897533789104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kewness</text:p>
          </table:table-cell>
          <table:table-cell table:formula="of:=SKEW([.$C$4:.$C$1003])" office:value-type="float" office:value="1.36515642442997" calcext:value-type="float">
            <text:p>1.36515642442997</text:p>
          </table:table-cell>
          <table:table-cell table:number-columns-repeated="2"/>
          <table:table-cell office:value-type="string" calcext:value-type="string">
            <text:p>Skewness</text:p>
          </table:table-cell>
          <table:table-cell table:formula="of:=SKEW([.$D$4:.$D$1003])" office:value-type="float" office:value="1.61557037200873" calcext:value-type="float">
            <text:p>1.6155703720087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546" calcext:value-type="float">
            <text:p>154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C$4:.$C$1003])-MIN([.$C$4:.$C$1003])" office:value-type="float" office:value="4722" calcext:value-type="float">
            <text:p>4722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table:formula="of:=MAX([.$D$4:.$D$1003])-MIN([.$D$4:.$D$1003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inimum</text:p>
          </table:table-cell>
          <table:table-cell table:formula="of:=MIN([.$C$4:.$C$1003])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Minimum</text:p>
          </table:table-cell>
          <table:table-cell table:formula="of:=MIN([.$D$4:.$D$10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853" calcext:value-type="float">
            <text:p>185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aximum</text:p>
          </table:table-cell>
          <table:table-cell table:formula="of:=MAX([.$C$4:.$C$1003])" office:value-type="float" office:value="4741" calcext:value-type="float">
            <text:p>4741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table:formula="of:=MAX([.$D$4:.$D$1003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formula="of:=SUM([.$C$4:.$C$1003])" office:value-type="float" office:value="827274" calcext:value-type="float">
            <text:p>827274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formula="of:=SUM([.$D$4:.$D$1003])"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table:formula="of:=COUNT([.$C$4:.$C$1003])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formula="of:=COUNT([.$D$4:.$D$1003])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001-2000</text:p>
          </table:table-cell>
          <table:table-cell/>
          <table:table-cell table:style-name="ce10" office:value-type="string" calcext:value-type="string">
            <text:p>ms</text:p>
          </table:table-cell>
          <table:table-cell/>
          <table:table-cell office:value-type="string" calcext:value-type="string">
            <text:p>1001-2000</text:p>
          </table:table-cell>
          <table:table-cell/>
          <table:table-cell table:style-name="ce7" office:value-type="string" calcext:value-type="string">
            <text:p>s</text:p>
          </table:table-cell>
          <table:table-cell/>
          <table:table-cell office:value-type="string" calcext:value-type="string">
            <text:p>100ms gap between re-evalu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formula="of:=AVERAGE([.$C$1004:.$C$2003])" office:value-type="float" office:value="12655.616" calcext:value-type="float">
            <text:p>12655.616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formula="of:=AVERAGE([.$D$1004:.$D$2003])" office:value-type="float" office:value="12.149" calcext:value-type="float">
            <text:p>12.14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tandard Error</text:p>
          </table:table-cell>
          <table:table-cell table:formula="of:=SQRT(VAR([.$C$1004:.$C$2003])/COUNT([.$C$1004:.$C$2003]))" office:value-type="float" office:value="301.850630172408" calcext:value-type="float">
            <text:p>301.850630172408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formula="of:=SQRT(VAR([.$D$1004:.$D$2003])/COUNT([.$D$1004:.$D$2003]))" office:value-type="float" office:value="0.302804374951039" calcext:value-type="float">
            <text:p>0.3028043749510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054" calcext:value-type="float">
            <text:p>205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Mode</text:p>
          </table:table-cell>
          <table:table-cell table:formula="of:=MODE([.$C$1004:.$C$2003])" office:value-type="float" office:value="1295" calcext:value-type="float">
            <text:p>1295</text:p>
          </table:table-cell>
          <table:table-cell table:number-columns-repeated="2"/>
          <table:table-cell office:value-type="string" calcext:value-type="string">
            <text:p>Mode</text:p>
          </table:table-cell>
          <table:table-cell table:formula="of:=MODE([.$D$1004:.$D$200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234" calcext:value-type="float">
            <text:p>223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Median</text:p>
          </table:table-cell>
          <table:table-cell table:formula="of:=MEDIAN([.$C$1004:.$C$2003])" office:value-type="float" office:value="13155" calcext:value-type="float">
            <text:p>13155</text:p>
          </table:table-cell>
          <table:table-cell table:number-columns-repeated="2"/>
          <table:table-cell office:value-type="string" calcext:value-type="string">
            <text:p>Median</text:p>
          </table:table-cell>
          <table:table-cell table:formula="of:=MEDIAN([.$D$1004:.$D$2003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388" calcext:value-type="float">
            <text:p>238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rst Quartile </text:p>
          </table:table-cell>
          <table:table-cell table:formula="of:=QUARTILE([.$C$1004:.$C$2003]; 1)" office:value-type="float" office:value="2974.5" calcext:value-type="float">
            <text:p>2974.5</text:p>
          </table:table-cell>
          <table:table-cell table:number-columns-repeated="2"/>
          <table:table-cell office:value-type="string" calcext:value-type="string">
            <text:p>First Quartile </text:p>
          </table:table-cell>
          <table:table-cell table:formula="of:=QUARTILE([.$D$1004:.$D$2003]; 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hird Quartile</text:p>
          </table:table-cell>
          <table:table-cell table:formula="of:=QUARTILE([.$C$1004:.$C$2003]; 3)" office:value-type="float" office:value="22672" calcext:value-type="float">
            <text:p>22672</text:p>
          </table:table-cell>
          <table:table-cell table:number-columns-repeated="2"/>
          <table:table-cell office:value-type="string" calcext:value-type="string">
            <text:p>Third Quartile</text:p>
          </table:table-cell>
          <table:table-cell table:formula="of:=QUARTILE([.$D$1004:.$D$2003]; 3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Variance</text:p>
          </table:table-cell>
          <table:table-cell table:formula="of:=VAR([.$C$1004:.$C$2003])" office:value-type="float" office:value="91113802.9354796" calcext:value-type="float">
            <text:p>91113802.9354796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table:formula="of:=VAR([.$D$1004:.$D$2003])" office:value-type="float" office:value="91.6904894894894" calcext:value-type="float">
            <text:p>91.690489489489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tandard Deviation</text:p>
          </table:table-cell>
          <table:table-cell table:formula="of:=STDEV([.$C$1004:.$C$2003])" office:value-type="float" office:value="9545.35504501952" calcext:value-type="float">
            <text:p>9545.35504501952</text:p>
          </table:table-cell>
          <table:table-cell table:number-columns-repeated="2"/>
          <table:table-cell office:value-type="string" calcext:value-type="string">
            <text:p>Standard Deviation</text:p>
          </table:table-cell>
          <table:table-cell table:formula="of:=STDEV([.$D$1004:.$D$2003])" office:value-type="float" office:value="9.5755151030892" calcext:value-type="float">
            <text:p>9.57551510308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Kurtosis</text:p>
          </table:table-cell>
          <table:table-cell table:formula="of:=KURT([.$C$1004:.$C$2003])" office:value-type="float" office:value="-1.64489067567927" calcext:value-type="float">
            <text:p>-1.64489067567927</text:p>
          </table:table-cell>
          <table:table-cell table:number-columns-repeated="2"/>
          <table:table-cell office:value-type="string" calcext:value-type="string">
            <text:p>Kurtosis</text:p>
          </table:table-cell>
          <table:table-cell table:formula="of:=KURT([.$D$1004:.$D$2003])" office:value-type="float" office:value="-1.64308085342516" calcext:value-type="float">
            <text:p>-1.6430808534251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kewness</text:p>
          </table:table-cell>
          <table:table-cell table:formula="of:=SKEW([.$C$1004:.$C$2003])" office:value-type="float" office:value="0.0950974594984003" calcext:value-type="float">
            <text:p>0.0950974594984</text:p>
          </table:table-cell>
          <table:table-cell table:number-columns-repeated="2"/>
          <table:table-cell office:value-type="string" calcext:value-type="string">
            <text:p>Skewness</text:p>
          </table:table-cell>
          <table:table-cell table:formula="of:=SKEW([.$D$1004:.$D$2003])" office:value-type="float" office:value="0.0940296915488793" calcext:value-type="float">
            <text:p>0.09402969154887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C$1004:.$C$2003])-MIN([.$C$1004:.$C$2003])" office:value-type="float" office:value="28247" calcext:value-type="float">
            <text:p>28247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table:formula="of:=MAX([.$D$1004:.$D$2003])-MIN([.$D$1004:.$D$2003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inimum</text:p>
          </table:table-cell>
          <table:table-cell table:formula="of:=MIN([.$C$1004:.$C$2003])"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Minimum</text:p>
          </table:table-cell>
          <table:table-cell table:formula="of:=MIN([.$D$1004:.$D$20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ximum</text:p>
          </table:table-cell>
          <table:table-cell table:formula="of:=MAX([.$C$1004:.$C$2003])" office:value-type="float" office:value="28538" calcext:value-type="float">
            <text:p>28538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table:formula="of:=MAX([.$D$1004:.$D$2003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formula="of:=SUM([.$C$1004:.$C$2003])" office:value-type="float" office:value="12655616" calcext:value-type="float">
            <text:p>12655616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formula="of:=SUM([.$D$1004:.$D$2003])" office:value-type="float" office:value="12149" calcext:value-type="float">
            <text:p>1214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table:formula="of:=COUNT([.$C$1004:.$C$2003])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formula="of:=COUNT([.$D$1004:.$D$2003])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329" calcext:value-type="float">
            <text:p>232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562" calcext:value-type="float">
            <text:p>356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893" calcext:value-type="float">
            <text:p>189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352" calcext:value-type="float">
            <text:p>335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2560" calcext:value-type="float">
            <text:p>256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3015" calcext:value-type="float">
            <text:p>301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516" calcext:value-type="float">
            <text:p>151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2187" calcext:value-type="float">
            <text:p>218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3284" calcext:value-type="float">
            <text:p>328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3707" calcext:value-type="float">
            <text:p>370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427" calcext:value-type="float">
            <text:p>142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3575" calcext:value-type="float">
            <text:p>357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2116" calcext:value-type="float">
            <text:p>211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930" calcext:value-type="float">
            <text:p>193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2291" calcext:value-type="float">
            <text:p>229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3429" calcext:value-type="float">
            <text:p>3429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3007" calcext:value-type="float">
            <text:p>300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2512" calcext:value-type="float">
            <text:p>251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2200" calcext:value-type="float">
            <text:p>220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2271" calcext:value-type="float">
            <text:p>227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3272" calcext:value-type="float">
            <text:p>327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1835" calcext:value-type="float">
            <text:p>183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2161" calcext:value-type="float">
            <text:p>216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2070" calcext:value-type="float">
            <text:p>207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1640" calcext:value-type="float">
            <text:p>164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1692" calcext:value-type="float">
            <text:p>169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3481" calcext:value-type="float">
            <text:p>348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634" calcext:value-type="float">
            <text:p>263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2420" calcext:value-type="float">
            <text:p>242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2290" calcext:value-type="float">
            <text:p>229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927" calcext:value-type="float">
            <text:p>192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2632" calcext:value-type="float">
            <text:p>263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1696" calcext:value-type="float">
            <text:p>169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2369" calcext:value-type="float">
            <text:p>236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3081" calcext:value-type="float">
            <text:p>308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172" calcext:value-type="float">
            <text:p>217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2367" calcext:value-type="float">
            <text:p>236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2115" calcext:value-type="float">
            <text:p>211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2937" calcext:value-type="float">
            <text:p>293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3194" calcext:value-type="float">
            <text:p>319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 office:value-type="float" office:value="2361" calcext:value-type="float">
            <text:p>236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3290" calcext:value-type="float">
            <text:p>3290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float" office:value="4189" calcext:value-type="float">
            <text:p>4189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float" office:value="3016" calcext:value-type="float">
            <text:p>301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2218" calcext:value-type="float">
            <text:p>221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1817" calcext:value-type="float">
            <text:p>181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1839" calcext:value-type="float">
            <text:p>183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4651" calcext:value-type="float">
            <text:p>465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3185" calcext:value-type="float">
            <text:p>318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2142" calcext:value-type="float">
            <text:p>214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office:value-type="float" office:value="1672" calcext:value-type="float">
            <text:p>167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1827" calcext:value-type="float">
            <text:p>182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3192" calcext:value-type="float">
            <text:p>319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office:value-type="float" office:value="2193" calcext:value-type="float">
            <text:p>219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office:value-type="float" office:value="2396" calcext:value-type="float">
            <text:p>239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 office:value-type="float" office:value="2841" calcext:value-type="float">
            <text:p>284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4741" calcext:value-type="float">
            <text:p>474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office:value-type="float" office:value="1696" calcext:value-type="float">
            <text:p>169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office:value-type="float" office:value="2098" calcext:value-type="float">
            <text:p>209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3343" calcext:value-type="float">
            <text:p>334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3029" calcext:value-type="float">
            <text:p>3029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1639" calcext:value-type="float">
            <text:p>163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3054" calcext:value-type="float">
            <text:p>305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float" office:value="2846" calcext:value-type="float">
            <text:p>284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3884" calcext:value-type="float">
            <text:p>388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2345" calcext:value-type="float">
            <text:p>234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3068" calcext:value-type="float">
            <text:p>306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2430" calcext:value-type="float">
            <text:p>243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office:value-type="float" office:value="2564" calcext:value-type="float">
            <text:p>256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1696" calcext:value-type="float">
            <text:p>169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3479" calcext:value-type="float">
            <text:p>3479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2661" calcext:value-type="float">
            <text:p>266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office:value-type="float" office:value="2829" calcext:value-type="float">
            <text:p>282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3372" calcext:value-type="float">
            <text:p>337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2513" calcext:value-type="float">
            <text:p>251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2275" calcext:value-type="float">
            <text:p>227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1635" calcext:value-type="float">
            <text:p>163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office:value-type="float" office:value="1201" calcext:value-type="float">
            <text:p>120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2342" calcext:value-type="float">
            <text:p>234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2514" calcext:value-type="float">
            <text:p>251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2310" calcext:value-type="float">
            <text:p>231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2248" calcext:value-type="float">
            <text:p>224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office:value-type="float" office:value="2265" calcext:value-type="float">
            <text:p>226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3239" calcext:value-type="float">
            <text:p>3239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office:value-type="float" office:value="1669" calcext:value-type="float">
            <text:p>166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1738" calcext:value-type="float">
            <text:p>173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907" calcext:value-type="float">
            <text:p>190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  <table:table-cell office:value-type="float" office:value="1159" calcext:value-type="float">
            <text:p>115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2066" calcext:value-type="float">
            <text:p>206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2778" calcext:value-type="float">
            <text:p>277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2855" calcext:value-type="float">
            <text:p>285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 office:value-type="float" office:value="1887" calcext:value-type="float">
            <text:p>188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float" office:value="2635" calcext:value-type="float">
            <text:p>263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6" calcext:value-type="float">
            <text:p>506</text:p>
          </table:table-cell>
          <table:table-cell office:value-type="float" office:value="2432" calcext:value-type="float">
            <text:p>243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9" calcext:value-type="float">
            <text:p>509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113" calcext:value-type="float">
            <text:p>111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3" calcext:value-type="float">
            <text:p>513</text:p>
          </table:table-cell>
          <table:table-cell office:value-type="float" office:value="2563" calcext:value-type="float">
            <text:p>256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 office:value-type="float" office:value="1939" calcext:value-type="float">
            <text:p>193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8" calcext:value-type="float">
            <text:p>518</text:p>
          </table:table-cell>
          <table:table-cell office:value-type="float" office:value="1815" calcext:value-type="float">
            <text:p>181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 office:value-type="float" office:value="2695" calcext:value-type="float">
            <text:p>269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1" calcext:value-type="float">
            <text:p>521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office:value-type="float" office:value="1614" calcext:value-type="float">
            <text:p>161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office:value-type="float" office:value="2219" calcext:value-type="float">
            <text:p>221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1687" calcext:value-type="float">
            <text:p>168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7" calcext:value-type="float">
            <text:p>527</text:p>
          </table:table-cell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office:value-type="float" office:value="2442" calcext:value-type="float">
            <text:p>244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1" calcext:value-type="float">
            <text:p>531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3" calcext:value-type="float">
            <text:p>533</text:p>
          </table:table-cell>
          <table:table-cell office:value-type="float" office:value="2880" calcext:value-type="float">
            <text:p>288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4" calcext:value-type="float">
            <text:p>534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6" calcext:value-type="float">
            <text:p>536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7" calcext:value-type="float">
            <text:p>537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8" calcext:value-type="float">
            <text:p>538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2" calcext:value-type="float">
            <text:p>542</text:p>
          </table:table-cell>
          <table:table-cell office:value-type="float" office:value="4035" calcext:value-type="float">
            <text:p>403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office:value-type="float" office:value="1365" calcext:value-type="float">
            <text:p>136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float" office:value="2737" calcext:value-type="float">
            <text:p>273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9" calcext:value-type="float">
            <text:p>549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2" calcext:value-type="float">
            <text:p>552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4" calcext:value-type="float">
            <text:p>554</text:p>
          </table:table-cell>
          <table:table-cell office:value-type="float" office:value="1863" calcext:value-type="float">
            <text:p>186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  <table:table-cell office:value-type="float" office:value="2206" calcext:value-type="float">
            <text:p>220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office:value-type="float" office:value="1842" calcext:value-type="float">
            <text:p>184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 office:value-type="float" office:value="2860" calcext:value-type="float">
            <text:p>286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3" calcext:value-type="float">
            <text:p>56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7" calcext:value-type="float">
            <text:p>56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8" calcext:value-type="float">
            <text:p>56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9" calcext:value-type="float">
            <text:p>56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2" calcext:value-type="float">
            <text:p>57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3" calcext:value-type="float">
            <text:p>57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4" calcext:value-type="float">
            <text:p>57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8" calcext:value-type="float">
            <text:p>57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9" calcext:value-type="float">
            <text:p>57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1" calcext:value-type="float">
            <text:p>58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3" calcext:value-type="float">
            <text:p>58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4" calcext:value-type="float">
            <text:p>5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5" calcext:value-type="float">
            <text:p>58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7" calcext:value-type="float">
            <text:p>5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9" calcext:value-type="float">
            <text:p>58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0" calcext:value-type="float">
            <text:p>59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1" calcext:value-type="float">
            <text:p>59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4" calcext:value-type="float">
            <text:p>59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6" calcext:value-type="float">
            <text:p>59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7" calcext:value-type="float">
            <text:p>59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8" calcext:value-type="float">
            <text:p>59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9" calcext:value-type="float">
            <text:p>599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2" calcext:value-type="float">
            <text:p>602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3" calcext:value-type="float">
            <text:p>603</text:p>
          </table:table-cell>
          <table:table-cell office:value-type="float" office:value="2165" calcext:value-type="float">
            <text:p>216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4" calcext:value-type="float">
            <text:p>60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6" calcext:value-type="float">
            <text:p>606</text:p>
          </table:table-cell>
          <table:table-cell office:value-type="float" office:value="1689" calcext:value-type="float">
            <text:p>168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7" calcext:value-type="float">
            <text:p>607</text:p>
          </table:table-cell>
          <table:table-cell office:value-type="float" office:value="3770" calcext:value-type="float">
            <text:p>3770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9" calcext:value-type="float">
            <text:p>609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2364" calcext:value-type="float">
            <text:p>236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3" calcext:value-type="float">
            <text:p>613</text:p>
          </table:table-cell>
          <table:table-cell office:value-type="float" office:value="2150" calcext:value-type="float">
            <text:p>215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4" calcext:value-type="float">
            <text:p>614</text:p>
          </table:table-cell>
          <table:table-cell office:value-type="float" office:value="1703" calcext:value-type="float">
            <text:p>170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5" calcext:value-type="float">
            <text:p>6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6" calcext:value-type="float">
            <text:p>616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8" calcext:value-type="float">
            <text:p>618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9" calcext:value-type="float">
            <text:p>61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1" calcext:value-type="float">
            <text:p>62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2" calcext:value-type="float">
            <text:p>6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3" calcext:value-type="float">
            <text:p>62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6" calcext:value-type="float">
            <text:p>62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8" calcext:value-type="float">
            <text:p>62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9" calcext:value-type="float">
            <text:p>62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4" calcext:value-type="float">
            <text:p>634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" calcext:value-type="float">
            <text:p>635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office:value-type="float" office:value="3304" calcext:value-type="float">
            <text:p>330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7" calcext:value-type="float">
            <text:p>637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8" calcext:value-type="float">
            <text:p>638</text:p>
          </table:table-cell>
          <table:table-cell office:value-type="float" office:value="3648" calcext:value-type="float">
            <text:p>364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2615" calcext:value-type="float">
            <text:p>261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1545" calcext:value-type="float">
            <text:p>154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1" calcext:value-type="float">
            <text:p>641</text:p>
          </table:table-cell>
          <table:table-cell office:value-type="float" office:value="1660" calcext:value-type="float">
            <text:p>166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2" calcext:value-type="float">
            <text:p>642</text:p>
          </table:table-cell>
          <table:table-cell office:value-type="float" office:value="2320" calcext:value-type="float">
            <text:p>232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3" calcext:value-type="float">
            <text:p>643</text:p>
          </table:table-cell>
          <table:table-cell office:value-type="float" office:value="1741" calcext:value-type="float">
            <text:p>174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4" calcext:value-type="float">
            <text:p>644</text:p>
          </table:table-cell>
          <table:table-cell office:value-type="float" office:value="2341" calcext:value-type="float">
            <text:p>234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5" calcext:value-type="float">
            <text:p>645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6" calcext:value-type="float">
            <text:p>646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7" calcext:value-type="float">
            <text:p>647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8" calcext:value-type="float">
            <text:p>648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9" calcext:value-type="float">
            <text:p>649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float" office:value="2747" calcext:value-type="float">
            <text:p>274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1" calcext:value-type="float">
            <text:p>651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3" calcext:value-type="float">
            <text:p>653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7" calcext:value-type="float">
            <text:p>657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8" calcext:value-type="float">
            <text:p>658</text:p>
          </table:table-cell>
          <table:table-cell office:value-type="float" office:value="1806" calcext:value-type="float">
            <text:p>180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9" calcext:value-type="float">
            <text:p>659</text:p>
          </table:table-cell>
          <table:table-cell office:value-type="float" office:value="2774" calcext:value-type="float">
            <text:p>277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4025" calcext:value-type="float">
            <text:p>402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 office:value-type="float" office:value="2273" calcext:value-type="float">
            <text:p>227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2" calcext:value-type="float">
            <text:p>662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3" calcext:value-type="float">
            <text:p>663</text:p>
          </table:table-cell>
          <table:table-cell office:value-type="float" office:value="1775" calcext:value-type="float">
            <text:p>177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4" calcext:value-type="float">
            <text:p>664</text:p>
          </table:table-cell>
          <table:table-cell office:value-type="float" office:value="2461" calcext:value-type="float">
            <text:p>246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5" calcext:value-type="float">
            <text:p>665</text:p>
          </table:table-cell>
          <table:table-cell office:value-type="float" office:value="3337" calcext:value-type="float">
            <text:p>333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3693" calcext:value-type="float">
            <text:p>369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8" calcext:value-type="float">
            <text:p>668</text:p>
          </table:table-cell>
          <table:table-cell office:value-type="float" office:value="2247" calcext:value-type="float">
            <text:p>224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9" calcext:value-type="float">
            <text:p>669</text:p>
          </table:table-cell>
          <table:table-cell office:value-type="float" office:value="2462" calcext:value-type="float">
            <text:p>246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1884" calcext:value-type="float">
            <text:p>188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2" calcext:value-type="float">
            <text:p>672</text:p>
          </table:table-cell>
          <table:table-cell office:value-type="float" office:value="2348" calcext:value-type="float">
            <text:p>234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3" calcext:value-type="float">
            <text:p>67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6" calcext:value-type="float">
            <text:p>6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7" calcext:value-type="float">
            <text:p>67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8" calcext:value-type="float">
            <text:p>6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9" calcext:value-type="float">
            <text:p>67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3" calcext:value-type="float">
            <text:p>68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4" calcext:value-type="float">
            <text:p>68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6" calcext:value-type="float">
            <text:p>68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7" calcext:value-type="float">
            <text:p>68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8" calcext:value-type="float">
            <text:p>68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0" calcext:value-type="float">
            <text:p>69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1" calcext:value-type="float">
            <text:p>69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3" calcext:value-type="float">
            <text:p>69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4" calcext:value-type="float">
            <text:p>69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  <table:table-cell office:value-type="float" office:value="2466" calcext:value-type="float">
            <text:p>246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8" calcext:value-type="float">
            <text:p>698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9" calcext:value-type="float">
            <text:p>699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1" calcext:value-type="float">
            <text:p>701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3" calcext:value-type="float">
            <text:p>703</text:p>
          </table:table-cell>
          <table:table-cell office:value-type="float" office:value="4038" calcext:value-type="float">
            <text:p>4038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 office:value-type="float" office:value="1924" calcext:value-type="float">
            <text:p>192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5" calcext:value-type="float">
            <text:p>705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 office:value-type="float" office:value="3953" calcext:value-type="float">
            <text:p>395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7" calcext:value-type="float">
            <text:p>707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9" calcext:value-type="float">
            <text:p>709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0" calcext:value-type="float">
            <text:p>710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1" calcext:value-type="float">
            <text:p>711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2" calcext:value-type="float">
            <text:p>712</text:p>
          </table:table-cell>
          <table:table-cell office:value-type="float" office:value="2362" calcext:value-type="float">
            <text:p>236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3" calcext:value-type="float">
            <text:p>71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4" calcext:value-type="float">
            <text:p>71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5" calcext:value-type="float">
            <text:p>7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6" calcext:value-type="float">
            <text:p>716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7" calcext:value-type="float">
            <text:p>71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2445" calcext:value-type="float">
            <text:p>244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1" calcext:value-type="float">
            <text:p>721</text:p>
          </table:table-cell>
          <table:table-cell office:value-type="float" office:value="3134" calcext:value-type="float">
            <text:p>313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2" calcext:value-type="float">
            <text:p>722</text:p>
          </table:table-cell>
          <table:table-cell office:value-type="float" office:value="1806" calcext:value-type="float">
            <text:p>180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3" calcext:value-type="float">
            <text:p>723</text:p>
          </table:table-cell>
          <table:table-cell office:value-type="float" office:value="3025" calcext:value-type="float">
            <text:p>302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4" calcext:value-type="float">
            <text:p>724</text:p>
          </table:table-cell>
          <table:table-cell office:value-type="float" office:value="2319" calcext:value-type="float">
            <text:p>231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5" calcext:value-type="float">
            <text:p>725</text:p>
          </table:table-cell>
          <table:table-cell office:value-type="float" office:value="1964" calcext:value-type="float">
            <text:p>196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7" calcext:value-type="float">
            <text:p>72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8" calcext:value-type="float">
            <text:p>72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9" calcext:value-type="float">
            <text:p>72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  <table:table-cell office:value-type="float" office:value="3015" calcext:value-type="float">
            <text:p>301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4" calcext:value-type="float">
            <text:p>734</text:p>
          </table:table-cell>
          <table:table-cell office:value-type="float" office:value="2983" calcext:value-type="float">
            <text:p>298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5" calcext:value-type="float">
            <text:p>735</text:p>
          </table:table-cell>
          <table:table-cell office:value-type="float" office:value="1682" calcext:value-type="float">
            <text:p>168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7" calcext:value-type="float">
            <text:p>737</text:p>
          </table:table-cell>
          <table:table-cell office:value-type="float" office:value="2787" calcext:value-type="float">
            <text:p>278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8" calcext:value-type="float">
            <text:p>738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9" calcext:value-type="float">
            <text:p>739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1" calcext:value-type="float">
            <text:p>741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2" calcext:value-type="float">
            <text:p>742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3" calcext:value-type="float">
            <text:p>743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5" calcext:value-type="float">
            <text:p>745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6" calcext:value-type="float">
            <text:p>746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8" calcext:value-type="float">
            <text:p>748</text:p>
          </table:table-cell>
          <table:table-cell office:value-type="float" office:value="2975" calcext:value-type="float">
            <text:p>297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9" calcext:value-type="float">
            <text:p>749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3446" calcext:value-type="float">
            <text:p>344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2" calcext:value-type="float">
            <text:p>752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3" calcext:value-type="float">
            <text:p>75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4" calcext:value-type="float">
            <text:p>754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6" calcext:value-type="float">
            <text:p>756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7" calcext:value-type="float">
            <text:p>757</text:p>
          </table:table-cell>
          <table:table-cell office:value-type="float" office:value="2943" calcext:value-type="float">
            <text:p>294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9" calcext:value-type="float">
            <text:p>759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2" calcext:value-type="float">
            <text:p>762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3" calcext:value-type="float">
            <text:p>763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4" calcext:value-type="float">
            <text:p>764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5" calcext:value-type="float">
            <text:p>76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6" calcext:value-type="float">
            <text:p>766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7" calcext:value-type="float">
            <text:p>767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9" calcext:value-type="float">
            <text:p>769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0" calcext:value-type="float">
            <text:p>77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1" calcext:value-type="float">
            <text:p>771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2" calcext:value-type="float">
            <text:p>77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3" calcext:value-type="float">
            <text:p>773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4" calcext:value-type="float">
            <text:p>77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5" calcext:value-type="float">
            <text:p>77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6" calcext:value-type="float">
            <text:p>776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7" calcext:value-type="float">
            <text:p>777</text:p>
          </table:table-cell>
          <table:table-cell office:value-type="float" office:value="2513" calcext:value-type="float">
            <text:p>251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8" calcext:value-type="float">
            <text:p>778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9" calcext:value-type="float">
            <text:p>77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0" calcext:value-type="float">
            <text:p>780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1" calcext:value-type="float">
            <text:p>781</text:p>
          </table:table-cell>
          <table:table-cell office:value-type="float" office:value="3822" calcext:value-type="float">
            <text:p>382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2" calcext:value-type="float">
            <text:p>782</text:p>
          </table:table-cell>
          <table:table-cell office:value-type="float" office:value="1301" calcext:value-type="float">
            <text:p>130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3" calcext:value-type="float">
            <text:p>783</text:p>
          </table:table-cell>
          <table:table-cell office:value-type="float" office:value="3264" calcext:value-type="float">
            <text:p>326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4" calcext:value-type="float">
            <text:p>784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5" calcext:value-type="float">
            <text:p>785</text:p>
          </table:table-cell>
          <table:table-cell office:value-type="float" office:value="2037" calcext:value-type="float">
            <text:p>203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6" calcext:value-type="float">
            <text:p>786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7" calcext:value-type="float">
            <text:p>787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8" calcext:value-type="float">
            <text:p>788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9" calcext:value-type="float">
            <text:p>789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0" calcext:value-type="float">
            <text:p>79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1" calcext:value-type="float">
            <text:p>79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3" calcext:value-type="float">
            <text:p>793</text:p>
          </table:table-cell>
          <table:table-cell office:value-type="float" office:value="3070" calcext:value-type="float">
            <text:p>3070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4" calcext:value-type="float">
            <text:p>794</text:p>
          </table:table-cell>
          <table:table-cell office:value-type="float" office:value="3473" calcext:value-type="float">
            <text:p>347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5" calcext:value-type="float">
            <text:p>795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6" calcext:value-type="float">
            <text:p>796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7" calcext:value-type="float">
            <text:p>797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8" calcext:value-type="float">
            <text:p>798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9" calcext:value-type="float">
            <text:p>799</text:p>
          </table:table-cell>
          <table:table-cell office:value-type="float" office:value="2423" calcext:value-type="float">
            <text:p>242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686" calcext:value-type="float">
            <text:p>168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1" calcext:value-type="float">
            <text:p>801</text:p>
          </table:table-cell>
          <table:table-cell office:value-type="float" office:value="2609" calcext:value-type="float">
            <text:p>260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2" calcext:value-type="float">
            <text:p>802</text:p>
          </table:table-cell>
          <table:table-cell office:value-type="float" office:value="2238" calcext:value-type="float">
            <text:p>223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3" calcext:value-type="float">
            <text:p>803</text:p>
          </table:table-cell>
          <table:table-cell office:value-type="float" office:value="3679" calcext:value-type="float">
            <text:p>3679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4" calcext:value-type="float">
            <text:p>804</text:p>
          </table:table-cell>
          <table:table-cell office:value-type="float" office:value="1756" calcext:value-type="float">
            <text:p>175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5" calcext:value-type="float">
            <text:p>805</text:p>
          </table:table-cell>
          <table:table-cell office:value-type="float" office:value="2313" calcext:value-type="float">
            <text:p>231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6" calcext:value-type="float">
            <text:p>806</text:p>
          </table:table-cell>
          <table:table-cell office:value-type="float" office:value="2924" calcext:value-type="float">
            <text:p>292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8" calcext:value-type="float">
            <text:p>808</text:p>
          </table:table-cell>
          <table:table-cell office:value-type="float" office:value="3728" calcext:value-type="float">
            <text:p>372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  <table:table-cell office:value-type="float" office:value="2870" calcext:value-type="float">
            <text:p>287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1" calcext:value-type="float">
            <text:p>811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2" calcext:value-type="float">
            <text:p>812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3" calcext:value-type="float">
            <text:p>813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4" calcext:value-type="float">
            <text:p>814</text:p>
          </table:table-cell>
          <table:table-cell office:value-type="float" office:value="2617" calcext:value-type="float">
            <text:p>261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  <table:table-cell office:value-type="float" office:value="1525" calcext:value-type="float">
            <text:p>152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6" calcext:value-type="float">
            <text:p>816</text:p>
          </table:table-cell>
          <table:table-cell office:value-type="float" office:value="2390" calcext:value-type="float">
            <text:p>239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7" calcext:value-type="float">
            <text:p>81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8" calcext:value-type="float">
            <text:p>818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9" calcext:value-type="float">
            <text:p>819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 office:value-type="float" office:value="1739" calcext:value-type="float">
            <text:p>173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1" calcext:value-type="float">
            <text:p>821</text:p>
          </table:table-cell>
          <table:table-cell office:value-type="float" office:value="2126" calcext:value-type="float">
            <text:p>212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2" calcext:value-type="float">
            <text:p>822</text:p>
          </table:table-cell>
          <table:table-cell office:value-type="float" office:value="2451" calcext:value-type="float">
            <text:p>245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3" calcext:value-type="float">
            <text:p>823</text:p>
          </table:table-cell>
          <table:table-cell office:value-type="float" office:value="1754" calcext:value-type="float">
            <text:p>175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4" calcext:value-type="float">
            <text:p>824</text:p>
          </table:table-cell>
          <table:table-cell office:value-type="float" office:value="2225" calcext:value-type="float">
            <text:p>222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5" calcext:value-type="float">
            <text:p>825</text:p>
          </table:table-cell>
          <table:table-cell office:value-type="float" office:value="2809" calcext:value-type="float">
            <text:p>280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6" calcext:value-type="float">
            <text:p>826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7" calcext:value-type="float">
            <text:p>827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8" calcext:value-type="float">
            <text:p>828</text:p>
          </table:table-cell>
          <table:table-cell office:value-type="float" office:value="3025" calcext:value-type="float">
            <text:p>302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9" calcext:value-type="float">
            <text:p>829</text:p>
          </table:table-cell>
          <table:table-cell office:value-type="float" office:value="2988" calcext:value-type="float">
            <text:p>298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0" calcext:value-type="float">
            <text:p>830</text:p>
          </table:table-cell>
          <table:table-cell office:value-type="float" office:value="2245" calcext:value-type="float">
            <text:p>224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1" calcext:value-type="float">
            <text:p>831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 office:value-type="float" office:value="2434" calcext:value-type="float">
            <text:p>243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3" calcext:value-type="float">
            <text:p>833</text:p>
          </table:table-cell>
          <table:table-cell office:value-type="float" office:value="2209" calcext:value-type="float">
            <text:p>220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4" calcext:value-type="float">
            <text:p>834</text:p>
          </table:table-cell>
          <table:table-cell office:value-type="float" office:value="2281" calcext:value-type="float">
            <text:p>228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5" calcext:value-type="float">
            <text:p>835</text:p>
          </table:table-cell>
          <table:table-cell office:value-type="float" office:value="3155" calcext:value-type="float">
            <text:p>315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6" calcext:value-type="float">
            <text:p>836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1794" calcext:value-type="float">
            <text:p>179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8" calcext:value-type="float">
            <text:p>838</text:p>
          </table:table-cell>
          <table:table-cell office:value-type="float" office:value="2656" calcext:value-type="float">
            <text:p>265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9" calcext:value-type="float">
            <text:p>839</text:p>
          </table:table-cell>
          <table:table-cell office:value-type="float" office:value="2473" calcext:value-type="float">
            <text:p>247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1" calcext:value-type="float">
            <text:p>841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2" calcext:value-type="float">
            <text:p>842</text:p>
          </table:table-cell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3" calcext:value-type="float">
            <text:p>843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4" calcext:value-type="float">
            <text:p>844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5" calcext:value-type="float">
            <text:p>845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6" calcext:value-type="float">
            <text:p>846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7" calcext:value-type="float">
            <text:p>847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8" calcext:value-type="float">
            <text:p>848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9" calcext:value-type="float">
            <text:p>84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1" calcext:value-type="float">
            <text:p>851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2" calcext:value-type="float">
            <text:p>852</text:p>
          </table:table-cell>
          <table:table-cell office:value-type="float" office:value="2325" calcext:value-type="float">
            <text:p>232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3" calcext:value-type="float">
            <text:p>853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4" calcext:value-type="float">
            <text:p>85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5" calcext:value-type="float">
            <text:p>855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6" calcext:value-type="float">
            <text:p>856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7" calcext:value-type="float">
            <text:p>857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8" calcext:value-type="float">
            <text:p>858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9" calcext:value-type="float">
            <text:p>859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0" calcext:value-type="float">
            <text:p>860</text:p>
          </table:table-cell>
          <table:table-cell office:value-type="float" office:value="1793" calcext:value-type="float">
            <text:p>179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1" calcext:value-type="float">
            <text:p>861</text:p>
          </table:table-cell>
          <table:table-cell office:value-type="float" office:value="1595" calcext:value-type="float">
            <text:p>159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2278" calcext:value-type="float">
            <text:p>227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4" calcext:value-type="float">
            <text:p>864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5" calcext:value-type="float">
            <text:p>86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6" calcext:value-type="float">
            <text:p>866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7" calcext:value-type="float">
            <text:p>867</text:p>
          </table:table-cell>
          <table:table-cell office:value-type="float" office:value="2783" calcext:value-type="float">
            <text:p>278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8" calcext:value-type="float">
            <text:p>868</text:p>
          </table:table-cell>
          <table:table-cell office:value-type="float" office:value="2571" calcext:value-type="float">
            <text:p>257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9" calcext:value-type="float">
            <text:p>869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0" calcext:value-type="float">
            <text:p>870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1" calcext:value-type="float">
            <text:p>871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2" calcext:value-type="float">
            <text:p>872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3" calcext:value-type="float">
            <text:p>873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4" calcext:value-type="float">
            <text:p>874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5" calcext:value-type="float">
            <text:p>875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6" calcext:value-type="float">
            <text:p>876</text:p>
          </table:table-cell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7" calcext:value-type="float">
            <text:p>877</text:p>
          </table:table-cell>
          <table:table-cell office:value-type="float" office:value="1751" calcext:value-type="float">
            <text:p>175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8" calcext:value-type="float">
            <text:p>878</text:p>
          </table:table-cell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0" calcext:value-type="float">
            <text:p>88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1" calcext:value-type="float">
            <text:p>881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2" calcext:value-type="float">
            <text:p>882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3" calcext:value-type="float">
            <text:p>883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4" calcext:value-type="float">
            <text:p>884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5" calcext:value-type="float">
            <text:p>885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6" calcext:value-type="float">
            <text:p>886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7" calcext:value-type="float">
            <text:p>887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8" calcext:value-type="float">
            <text:p>888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9" calcext:value-type="float">
            <text:p>889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0" calcext:value-type="float">
            <text:p>89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1" calcext:value-type="float">
            <text:p>891</text:p>
          </table:table-cell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2" calcext:value-type="float">
            <text:p>892</text:p>
          </table:table-cell>
          <table:table-cell office:value-type="float" office:value="1390" calcext:value-type="float">
            <text:p>139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3" calcext:value-type="float">
            <text:p>893</text:p>
          </table:table-cell>
          <table:table-cell office:value-type="float" office:value="2913" calcext:value-type="float">
            <text:p>291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4" calcext:value-type="float">
            <text:p>894</text:p>
          </table:table-cell>
          <table:table-cell office:value-type="float" office:value="3303" calcext:value-type="float">
            <text:p>330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5" calcext:value-type="float">
            <text:p>895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6" calcext:value-type="float">
            <text:p>896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7" calcext:value-type="float">
            <text:p>897</text:p>
          </table:table-cell>
          <table:table-cell office:value-type="float" office:value="2343" calcext:value-type="float">
            <text:p>234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8" calcext:value-type="float">
            <text:p>898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9" calcext:value-type="float">
            <text:p>899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457" calcext:value-type="float">
            <text:p>345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1" calcext:value-type="float">
            <text:p>901</text:p>
          </table:table-cell>
          <table:table-cell office:value-type="float" office:value="3201" calcext:value-type="float">
            <text:p>320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2104" calcext:value-type="float">
            <text:p>210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3" calcext:value-type="float">
            <text:p>903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3857" calcext:value-type="float">
            <text:p>385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5" calcext:value-type="float">
            <text:p>905</text:p>
          </table:table-cell>
          <table:table-cell office:value-type="float" office:value="3324" calcext:value-type="float">
            <text:p>332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6" calcext:value-type="float">
            <text:p>906</text:p>
          </table:table-cell>
          <table:table-cell office:value-type="float" office:value="3021" calcext:value-type="float">
            <text:p>302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7" calcext:value-type="float">
            <text:p>907</text:p>
          </table:table-cell>
          <table:table-cell office:value-type="float" office:value="2233" calcext:value-type="float">
            <text:p>223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8" calcext:value-type="float">
            <text:p>908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1" calcext:value-type="float">
            <text:p>911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2" calcext:value-type="float">
            <text:p>912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3" calcext:value-type="float">
            <text:p>913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4" calcext:value-type="float">
            <text:p>914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5" calcext:value-type="float">
            <text:p>915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6" calcext:value-type="float">
            <text:p>916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7" calcext:value-type="float">
            <text:p>917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8" calcext:value-type="float">
            <text:p>918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9" calcext:value-type="float">
            <text:p>919</text:p>
          </table:table-cell>
          <table:table-cell office:value-type="float" office:value="3339" calcext:value-type="float">
            <text:p>3339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0" calcext:value-type="float">
            <text:p>920</text:p>
          </table:table-cell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 office:value-type="float" office:value="2930" calcext:value-type="float">
            <text:p>293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2" calcext:value-type="float">
            <text:p>922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3" calcext:value-type="float">
            <text:p>923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4" calcext:value-type="float">
            <text:p>92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5" calcext:value-type="float">
            <text:p>925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6" calcext:value-type="float">
            <text:p>926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7" calcext:value-type="float">
            <text:p>927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8" calcext:value-type="float">
            <text:p>928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9" calcext:value-type="float">
            <text:p>929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0" calcext:value-type="float">
            <text:p>93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1" calcext:value-type="float">
            <text:p>931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2" calcext:value-type="float">
            <text:p>932</text:p>
          </table:table-cell>
          <table:table-cell office:value-type="float" office:value="2823" calcext:value-type="float">
            <text:p>282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3" calcext:value-type="float">
            <text:p>933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5" calcext:value-type="float">
            <text:p>935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6" calcext:value-type="float">
            <text:p>93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7" calcext:value-type="float">
            <text:p>937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8" calcext:value-type="float">
            <text:p>938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9" calcext:value-type="float">
            <text:p>939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0" calcext:value-type="float">
            <text:p>94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1" calcext:value-type="float">
            <text:p>941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2" calcext:value-type="float">
            <text:p>942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3" calcext:value-type="float">
            <text:p>943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4" calcext:value-type="float">
            <text:p>944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5" calcext:value-type="float">
            <text:p>945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6" calcext:value-type="float">
            <text:p>946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7" calcext:value-type="float">
            <text:p>94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8" calcext:value-type="float">
            <text:p>94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9" calcext:value-type="float">
            <text:p>949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  <table:table-cell office:value-type="float" office:value="1559" calcext:value-type="float">
            <text:p>155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1" calcext:value-type="float">
            <text:p>951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2" calcext:value-type="float">
            <text:p>952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3" calcext:value-type="float">
            <text:p>953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5" calcext:value-type="float">
            <text:p>955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6" calcext:value-type="float">
            <text:p>956</text:p>
          </table:table-cell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9" calcext:value-type="float">
            <text:p>959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1" calcext:value-type="float">
            <text:p>96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3" calcext:value-type="float">
            <text:p>963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5" calcext:value-type="float">
            <text:p>965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6" calcext:value-type="float">
            <text:p>966</text:p>
          </table:table-cell>
          <table:table-cell office:value-type="float" office:value="1709" calcext:value-type="float">
            <text:p>170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7" calcext:value-type="float">
            <text:p>967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8" calcext:value-type="float">
            <text:p>968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float" office:value="4382" calcext:value-type="float">
            <text:p>438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2" calcext:value-type="float">
            <text:p>972</text:p>
          </table:table-cell>
          <table:table-cell office:value-type="float" office:value="2675" calcext:value-type="float">
            <text:p>267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3781" calcext:value-type="float">
            <text:p>378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4" calcext:value-type="float">
            <text:p>974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5" calcext:value-type="float">
            <text:p>97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6" calcext:value-type="float">
            <text:p>97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7" calcext:value-type="float">
            <text:p>977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" calcext:value-type="float">
            <text:p>978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1" calcext:value-type="float">
            <text:p>981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1685" calcext:value-type="float">
            <text:p>168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3" calcext:value-type="float">
            <text:p>983</text:p>
          </table:table-cell>
          <table:table-cell office:value-type="float" office:value="1342" calcext:value-type="float">
            <text:p>134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2041" calcext:value-type="float">
            <text:p>204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2479" calcext:value-type="float">
            <text:p>247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office:value-type="float" office:value="2446" calcext:value-type="float">
            <text:p>244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9" calcext:value-type="float">
            <text:p>989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 office:value-type="float" office:value="3081" calcext:value-type="float">
            <text:p>308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4" calcext:value-type="float">
            <text:p>994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5" calcext:value-type="float">
            <text:p>995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6" calcext:value-type="float">
            <text:p>996</text:p>
          </table:table-cell>
          <table:table-cell office:value-type="float" office:value="2114" calcext:value-type="float">
            <text:p>211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7" calcext:value-type="float">
            <text:p>99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8" calcext:value-type="float">
            <text:p>998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922" calcext:value-type="float">
            <text:p>392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797" calcext:value-type="float">
            <text:p>22797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898" calcext:value-type="float">
            <text:p>22898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812" calcext:value-type="float">
            <text:p>11812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288" calcext:value-type="float">
            <text:p>4288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20" calcext:value-type="float">
            <text:p>4220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2222" calcext:value-type="float">
            <text:p>22222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494" calcext:value-type="float">
            <text:p>12494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174" calcext:value-type="float">
            <text:p>5174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17" calcext:value-type="float">
            <text:p>421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395" calcext:value-type="float">
            <text:p>25395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376" calcext:value-type="float">
            <text:p>17376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6311" calcext:value-type="float">
            <text:p>26311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820" calcext:value-type="float">
            <text:p>17820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3205" calcext:value-type="float">
            <text:p>23205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86" calcext:value-type="float">
            <text:p>258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3519" calcext:value-type="float">
            <text:p>23519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942" calcext:value-type="float">
            <text:p>294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932" calcext:value-type="float">
            <text:p>22932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2178" calcext:value-type="float">
            <text:p>22178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709" calcext:value-type="float">
            <text:p>3709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1800" calcext:value-type="float">
            <text:p>11800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1003" calcext:value-type="float">
            <text:p>21003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2984" calcext:value-type="float">
            <text:p>12984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3605" calcext:value-type="float">
            <text:p>13605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375" calcext:value-type="float">
            <text:p>337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998" calcext:value-type="float">
            <text:p>399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5799" calcext:value-type="float">
            <text:p>25799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4699" calcext:value-type="float">
            <text:p>24699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1203" calcext:value-type="float">
            <text:p>21203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4465" calcext:value-type="float">
            <text:p>14465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5654" calcext:value-type="float">
            <text:p>25654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975" calcext:value-type="float">
            <text:p>297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630" calcext:value-type="float">
            <text:p>263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473" calcext:value-type="float">
            <text:p>12473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4061" calcext:value-type="float">
            <text:p>14061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730" calcext:value-type="float">
            <text:p>273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2420" calcext:value-type="float">
            <text:p>22420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2507" calcext:value-type="float">
            <text:p>22507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4718" calcext:value-type="float">
            <text:p>14718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879" calcext:value-type="float">
            <text:p>187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686" calcext:value-type="float">
            <text:p>368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2335" calcext:value-type="float">
            <text:p>22335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2420" calcext:value-type="float">
            <text:p>22420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777" calcext:value-type="float">
            <text:p>277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3568" calcext:value-type="float">
            <text:p>356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7853" calcext:value-type="float">
            <text:p>1785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586" calcext:value-type="float">
            <text:p>258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8788" calcext:value-type="float">
            <text:p>18788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5722" calcext:value-type="float">
            <text:p>25722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3307" calcext:value-type="float">
            <text:p>23307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994" calcext:value-type="float">
            <text:p>399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2496" calcext:value-type="float">
            <text:p>22496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3077" calcext:value-type="float">
            <text:p>23077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5518" calcext:value-type="float">
            <text:p>15518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50" calcext:value-type="float">
            <text:p>15350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22429" calcext:value-type="float">
            <text:p>22429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4677" calcext:value-type="float">
            <text:p>467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622" calcext:value-type="float">
            <text:p>162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7645" calcext:value-type="float">
            <text:p>27645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7387" calcext:value-type="float">
            <text:p>27387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3229" calcext:value-type="float">
            <text:p>3229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3406" calcext:value-type="float">
            <text:p>13406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3152" calcext:value-type="float">
            <text:p>315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4133" calcext:value-type="float">
            <text:p>14133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679" calcext:value-type="float">
            <text:p>3679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8095" calcext:value-type="float">
            <text:p>28095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4303" calcext:value-type="float">
            <text:p>430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469" calcext:value-type="float">
            <text:p>3469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6426" calcext:value-type="float">
            <text:p>26426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4093" calcext:value-type="float">
            <text:p>14093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876" calcext:value-type="float">
            <text:p>287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2541" calcext:value-type="float">
            <text:p>254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8627" calcext:value-type="float">
            <text:p>18627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7335" calcext:value-type="float">
            <text:p>27335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2941" calcext:value-type="float">
            <text:p>294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3611" calcext:value-type="float">
            <text:p>361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24173" calcext:value-type="float">
            <text:p>24173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3578" calcext:value-type="float">
            <text:p>23578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2780" calcext:value-type="float">
            <text:p>278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26132" calcext:value-type="float">
            <text:p>26132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4654" calcext:value-type="float">
            <text:p>4654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655" calcext:value-type="float">
            <text:p>365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7592" calcext:value-type="float">
            <text:p>17592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5178" calcext:value-type="float">
            <text:p>5178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24439" calcext:value-type="float">
            <text:p>24439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721" calcext:value-type="float">
            <text:p>12721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2860" calcext:value-type="float">
            <text:p>286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8318" calcext:value-type="float">
            <text:p>18318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28303" calcext:value-type="float">
            <text:p>28303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3016" calcext:value-type="float">
            <text:p>301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6642" calcext:value-type="float">
            <text:p>16642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23633" calcext:value-type="float">
            <text:p>23633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5725" calcext:value-type="float">
            <text:p>25725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22767" calcext:value-type="float">
            <text:p>22767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7718" calcext:value-type="float">
            <text:p>17718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8400" calcext:value-type="float">
            <text:p>18400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24683" calcext:value-type="float">
            <text:p>24683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5106" calcext:value-type="float">
            <text:p>5106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5199" calcext:value-type="float">
            <text:p>5199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22599" calcext:value-type="float">
            <text:p>22599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7650" calcext:value-type="float">
            <text:p>17650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845" calcext:value-type="float">
            <text:p>184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8243" calcext:value-type="float">
            <text:p>18243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7712" calcext:value-type="float">
            <text:p>17712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5405" calcext:value-type="float">
            <text:p>5405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8982" calcext:value-type="float">
            <text:p>18982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23417" calcext:value-type="float">
            <text:p>23417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515" calcext:value-type="float">
            <text:p>151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20762" calcext:value-type="float">
            <text:p>20762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2113" calcext:value-type="float">
            <text:p>211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4301" calcext:value-type="float">
            <text:p>24301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7873" calcext:value-type="float">
            <text:p>1787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3327" calcext:value-type="float">
            <text:p>13327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8485" calcext:value-type="float">
            <text:p>18485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3617" calcext:value-type="float">
            <text:p>13617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4380" calcext:value-type="float">
            <text:p>4380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23594" calcext:value-type="float">
            <text:p>23594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24400" calcext:value-type="float">
            <text:p>24400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22885" calcext:value-type="float">
            <text:p>22885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3532" calcext:value-type="float">
            <text:p>13532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26265" calcext:value-type="float">
            <text:p>26265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21921" calcext:value-type="float">
            <text:p>21921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2999" calcext:value-type="float">
            <text:p>299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4549" calcext:value-type="float">
            <text:p>4549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28520" calcext:value-type="float">
            <text:p>28520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4474" calcext:value-type="float">
            <text:p>14474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26364" calcext:value-type="float">
            <text:p>26364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23183" calcext:value-type="float">
            <text:p>23183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3789" calcext:value-type="float">
            <text:p>3789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23839" calcext:value-type="float">
            <text:p>23839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3808" calcext:value-type="float">
            <text:p>380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2345" calcext:value-type="float">
            <text:p>234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22232" calcext:value-type="float">
            <text:p>22232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4786" calcext:value-type="float">
            <text:p>14786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23653" calcext:value-type="float">
            <text:p>23653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3669" calcext:value-type="float">
            <text:p>3669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9039" calcext:value-type="float">
            <text:p>19039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8735" calcext:value-type="float">
            <text:p>18735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918" calcext:value-type="float">
            <text:p>191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398" calcext:value-type="float">
            <text:p>139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3528" calcext:value-type="float">
            <text:p>352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23454" calcext:value-type="float">
            <text:p>23454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3387" calcext:value-type="float">
            <text:p>13387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2855" calcext:value-type="float">
            <text:p>285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7396" calcext:value-type="float">
            <text:p>17396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4427" calcext:value-type="float">
            <text:p>442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23908" calcext:value-type="float">
            <text:p>23908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23736" calcext:value-type="float">
            <text:p>23736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4595" calcext:value-type="float">
            <text:p>459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4116" calcext:value-type="float">
            <text:p>411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23315" calcext:value-type="float">
            <text:p>23315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23536" calcext:value-type="float">
            <text:p>23536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4290" calcext:value-type="float">
            <text:p>14290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5044" calcext:value-type="float">
            <text:p>5044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2142" calcext:value-type="float">
            <text:p>214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6295" calcext:value-type="float">
            <text:p>16295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22561" calcext:value-type="float">
            <text:p>22561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3929" calcext:value-type="float">
            <text:p>3929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26287" calcext:value-type="float">
            <text:p>26287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3285" calcext:value-type="float">
            <text:p>328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20215" calcext:value-type="float">
            <text:p>20215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12610" calcext:value-type="float">
            <text:p>12610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3178" calcext:value-type="float">
            <text:p>317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12674" calcext:value-type="float">
            <text:p>12674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23477" calcext:value-type="float">
            <text:p>23477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23196" calcext:value-type="float">
            <text:p>23196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4955" calcext:value-type="float">
            <text:p>495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2492" calcext:value-type="float">
            <text:p>12492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22183" calcext:value-type="float">
            <text:p>22183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17446" calcext:value-type="float">
            <text:p>17446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1898" calcext:value-type="float">
            <text:p>189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21783" calcext:value-type="float">
            <text:p>21783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15102" calcext:value-type="float">
            <text:p>15102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26160" calcext:value-type="float">
            <text:p>26160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2442" calcext:value-type="float">
            <text:p>22442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896" calcext:value-type="float">
            <text:p>289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2721" calcext:value-type="float">
            <text:p>272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4913" calcext:value-type="float">
            <text:p>491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23775" calcext:value-type="float">
            <text:p>23775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3307" calcext:value-type="float">
            <text:p>330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4182" calcext:value-type="float">
            <text:p>418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1843" calcext:value-type="float">
            <text:p>184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24399" calcext:value-type="float">
            <text:p>24399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3314" calcext:value-type="float">
            <text:p>331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12835" calcext:value-type="float">
            <text:p>12835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1450" calcext:value-type="float">
            <text:p>145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20203" calcext:value-type="float">
            <text:p>20203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20187" calcext:value-type="float">
            <text:p>20187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5600" calcext:value-type="float">
            <text:p>5600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18318" calcext:value-type="float">
            <text:p>18318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18536" calcext:value-type="float">
            <text:p>18536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14749" calcext:value-type="float">
            <text:p>14749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19197" calcext:value-type="float">
            <text:p>19197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17826" calcext:value-type="float">
            <text:p>17826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1696" calcext:value-type="float">
            <text:p>169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5550" calcext:value-type="float">
            <text:p>5550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23457" calcext:value-type="float">
            <text:p>23457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17771" calcext:value-type="float">
            <text:p>17771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24999" calcext:value-type="float">
            <text:p>24999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18267" calcext:value-type="float">
            <text:p>18267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25801" calcext:value-type="float">
            <text:p>25801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23022" calcext:value-type="float">
            <text:p>23022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24244" calcext:value-type="float">
            <text:p>24244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23433" calcext:value-type="float">
            <text:p>23433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2788" calcext:value-type="float">
            <text:p>278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19708" calcext:value-type="float">
            <text:p>19708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4329" calcext:value-type="float">
            <text:p>4329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3272" calcext:value-type="float">
            <text:p>327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26149" calcext:value-type="float">
            <text:p>26149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18441" calcext:value-type="float">
            <text:p>18441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3828" calcext:value-type="float">
            <text:p>382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4289" calcext:value-type="float">
            <text:p>24289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18479" calcext:value-type="float">
            <text:p>18479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4019" calcext:value-type="float">
            <text:p>4019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18556" calcext:value-type="float">
            <text:p>18556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3430" calcext:value-type="float">
            <text:p>3430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26315" calcext:value-type="float">
            <text:p>26315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4307" calcext:value-type="float">
            <text:p>430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5670" calcext:value-type="float">
            <text:p>5670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float" office:value="27943" calcext:value-type="float">
            <text:p>27943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3082" calcext:value-type="float">
            <text:p>308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17903" calcext:value-type="float">
            <text:p>1790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18203" calcext:value-type="float">
            <text:p>18203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5427" calcext:value-type="float">
            <text:p>5427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18151" calcext:value-type="float">
            <text:p>18151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12281" calcext:value-type="float">
            <text:p>12281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8304" calcext:value-type="float">
            <text:p>18304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13136" calcext:value-type="float">
            <text:p>13136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23951" calcext:value-type="float">
            <text:p>23951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23445" calcext:value-type="float">
            <text:p>23445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1700" calcext:value-type="float">
            <text:p>170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24899" calcext:value-type="float">
            <text:p>24899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25489" calcext:value-type="float">
            <text:p>25489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2885" calcext:value-type="float">
            <text:p>288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14091" calcext:value-type="float">
            <text:p>14091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23019" calcext:value-type="float">
            <text:p>23019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15600" calcext:value-type="float">
            <text:p>15600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1817" calcext:value-type="float">
            <text:p>181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2782" calcext:value-type="float">
            <text:p>278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18098" calcext:value-type="float">
            <text:p>18098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24642" calcext:value-type="float">
            <text:p>24642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5594" calcext:value-type="float">
            <text:p>5594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1896" calcext:value-type="float">
            <text:p>189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13228" calcext:value-type="float">
            <text:p>13228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2999" calcext:value-type="float">
            <text:p>299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office:value-type="float" office:value="12937" calcext:value-type="float">
            <text:p>12937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office:value-type="float" office:value="27325" calcext:value-type="float">
            <text:p>27325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3807" calcext:value-type="float">
            <text:p>380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23637" calcext:value-type="float">
            <text:p>23637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24316" calcext:value-type="float">
            <text:p>24316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4183" calcext:value-type="float">
            <text:p>418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3971" calcext:value-type="float">
            <text:p>397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22529" calcext:value-type="float">
            <text:p>22529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17869" calcext:value-type="float">
            <text:p>17869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4894" calcext:value-type="float">
            <text:p>14894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24171" calcext:value-type="float">
            <text:p>24171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22864" calcext:value-type="float">
            <text:p>22864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18477" calcext:value-type="float">
            <text:p>18477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12242" calcext:value-type="float">
            <text:p>12242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23048" calcext:value-type="float">
            <text:p>23048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5995" calcext:value-type="float">
            <text:p>5995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26771" calcext:value-type="float">
            <text:p>26771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18534" calcext:value-type="float">
            <text:p>18534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 office:value-type="float" office:value="24000" calcext:value-type="float">
            <text:p>24000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23207" calcext:value-type="float">
            <text:p>23207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1578" calcext:value-type="float">
            <text:p>157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3533" calcext:value-type="float">
            <text:p>23533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27246" calcext:value-type="float">
            <text:p>27246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24397" calcext:value-type="float">
            <text:p>24397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24137" calcext:value-type="float">
            <text:p>24137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23116" calcext:value-type="float">
            <text:p>23116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3773" calcext:value-type="float">
            <text:p>377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float" office:value="3115" calcext:value-type="float">
            <text:p>311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27937" calcext:value-type="float">
            <text:p>27937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office:value-type="float" office:value="4187" calcext:value-type="float">
            <text:p>418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23274" calcext:value-type="float">
            <text:p>23274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2875" calcext:value-type="float">
            <text:p>287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25683" calcext:value-type="float">
            <text:p>25683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26453" calcext:value-type="float">
            <text:p>26453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 office:value-type="float" office:value="17973" calcext:value-type="float">
            <text:p>1797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4564" calcext:value-type="float">
            <text:p>4564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float" office:value="1633" calcext:value-type="float">
            <text:p>163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float" office:value="23122" calcext:value-type="float">
            <text:p>23122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23051" calcext:value-type="float">
            <text:p>23051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27899" calcext:value-type="float">
            <text:p>27899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1887" calcext:value-type="float">
            <text:p>188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office:value-type="float" office:value="3893" calcext:value-type="float">
            <text:p>389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float" office:value="18232" calcext:value-type="float">
            <text:p>18232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22693" calcext:value-type="float">
            <text:p>22693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26367" calcext:value-type="float">
            <text:p>26367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4647" calcext:value-type="float">
            <text:p>464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  <table:table-cell office:value-type="float" office:value="2094" calcext:value-type="float">
            <text:p>209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13110" calcext:value-type="float">
            <text:p>13110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22598" calcext:value-type="float">
            <text:p>22598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22869" calcext:value-type="float">
            <text:p>22869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 office:value-type="float" office:value="24422" calcext:value-type="float">
            <text:p>24422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2779" calcext:value-type="float">
            <text:p>277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13174" calcext:value-type="float">
            <text:p>13174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4643" calcext:value-type="float">
            <text:p>464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14163" calcext:value-type="float">
            <text:p>14163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18818" calcext:value-type="float">
            <text:p>18818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4814" calcext:value-type="float">
            <text:p>4814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office:value-type="float" office:value="1895" calcext:value-type="float">
            <text:p>189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5784" calcext:value-type="float">
            <text:p>5784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3713" calcext:value-type="float">
            <text:p>371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17893" calcext:value-type="float">
            <text:p>1789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office:value-type="float" office:value="22869" calcext:value-type="float">
            <text:p>22869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13942" calcext:value-type="float">
            <text:p>13942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23457" calcext:value-type="float">
            <text:p>23457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19729" calcext:value-type="float">
            <text:p>19729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office:value-type="float" office:value="19083" calcext:value-type="float">
            <text:p>19083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float" office:value="12730" calcext:value-type="float">
            <text:p>12730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17882" calcext:value-type="float">
            <text:p>17882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5908" calcext:value-type="float">
            <text:p>5908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office:value-type="float" office:value="26821" calcext:value-type="float">
            <text:p>26821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 office:value-type="float" office:value="1768" calcext:value-type="float">
            <text:p>176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3244" calcext:value-type="float">
            <text:p>13244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16996" calcext:value-type="float">
            <text:p>16996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office:value-type="float" office:value="26900" calcext:value-type="float">
            <text:p>26900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  <table:table-cell office:value-type="float" office:value="18468" calcext:value-type="float">
            <text:p>18468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23130" calcext:value-type="float">
            <text:p>23130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3928" calcext:value-type="float">
            <text:p>392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28374" calcext:value-type="float">
            <text:p>28374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 office:value-type="float" office:value="5833" calcext:value-type="float">
            <text:p>5833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24398" calcext:value-type="float">
            <text:p>24398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4441" calcext:value-type="float">
            <text:p>444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1862" calcext:value-type="float">
            <text:p>186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float" office:value="4279" calcext:value-type="float">
            <text:p>4279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  <table:table-cell office:value-type="float" office:value="3221" calcext:value-type="float">
            <text:p>322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float" office:value="4066" calcext:value-type="float">
            <text:p>406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2130" calcext:value-type="float">
            <text:p>213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office:value-type="float" office:value="3563" calcext:value-type="float">
            <text:p>356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24927" calcext:value-type="float">
            <text:p>24927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  <table:table-cell office:value-type="float" office:value="23993" calcext:value-type="float">
            <text:p>23993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17783" calcext:value-type="float">
            <text:p>1778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5306" calcext:value-type="float">
            <text:p>5306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  <table:table-cell office:value-type="float" office:value="22394" calcext:value-type="float">
            <text:p>22394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 office:value-type="float" office:value="23649" calcext:value-type="float">
            <text:p>23649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23472" calcext:value-type="float">
            <text:p>23472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office:value-type="float" office:value="23369" calcext:value-type="float">
            <text:p>23369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13039" calcext:value-type="float">
            <text:p>13039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  <table:table-cell office:value-type="float" office:value="2486" calcext:value-type="float">
            <text:p>248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26108" calcext:value-type="float">
            <text:p>26108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office:value-type="float" office:value="14492" calcext:value-type="float">
            <text:p>14492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3680" calcext:value-type="float">
            <text:p>3680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15385" calcext:value-type="float">
            <text:p>15385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float" office:value="5231" calcext:value-type="float">
            <text:p>5231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office:value-type="float" office:value="3590" calcext:value-type="float">
            <text:p>3590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office:value-type="float" office:value="26956" calcext:value-type="float">
            <text:p>26956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1810" calcext:value-type="float">
            <text:p>181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24516" calcext:value-type="float">
            <text:p>24516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office:value-type="float" office:value="25490" calcext:value-type="float">
            <text:p>25490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710" calcext:value-type="float">
            <text:p>3710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4623" calcext:value-type="float">
            <text:p>24623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23491" calcext:value-type="float">
            <text:p>23491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2105" calcext:value-type="float">
            <text:p>210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office:value-type="float" office:value="26545" calcext:value-type="float">
            <text:p>26545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2400" calcext:value-type="float">
            <text:p>240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27299" calcext:value-type="float">
            <text:p>27299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2629" calcext:value-type="float">
            <text:p>262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float" office:value="24971" calcext:value-type="float">
            <text:p>24971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26430" calcext:value-type="float">
            <text:p>26430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13290" calcext:value-type="float">
            <text:p>13290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4207" calcext:value-type="float">
            <text:p>420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23261" calcext:value-type="float">
            <text:p>23261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2895" calcext:value-type="float">
            <text:p>289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float" office:value="26900" calcext:value-type="float">
            <text:p>26900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17387" calcext:value-type="float">
            <text:p>17387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2723" calcext:value-type="float">
            <text:p>272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5108" calcext:value-type="float">
            <text:p>5108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18122" calcext:value-type="float">
            <text:p>18122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26384" calcext:value-type="float">
            <text:p>26384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5314" calcext:value-type="float">
            <text:p>5314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22900" calcext:value-type="float">
            <text:p>22900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office:value-type="float" office:value="17997" calcext:value-type="float">
            <text:p>17997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1390" calcext:value-type="float">
            <text:p>139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  <table:table-cell office:value-type="float" office:value="3387" calcext:value-type="float">
            <text:p>338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22162" calcext:value-type="float">
            <text:p>22162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4134" calcext:value-type="float">
            <text:p>4134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24434" calcext:value-type="float">
            <text:p>24434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office:value-type="float" office:value="19439" calcext:value-type="float">
            <text:p>19439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22815" calcext:value-type="float">
            <text:p>22815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office:value-type="float" office:value="27064" calcext:value-type="float">
            <text:p>27064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19649" calcext:value-type="float">
            <text:p>19649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3424" calcext:value-type="float">
            <text:p>342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17699" calcext:value-type="float">
            <text:p>17699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office:value-type="float" office:value="20028" calcext:value-type="float">
            <text:p>20028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23350" calcext:value-type="float">
            <text:p>23350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office:value-type="float" office:value="23562" calcext:value-type="float">
            <text:p>23562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office:value-type="float" office:value="1510" calcext:value-type="float">
            <text:p>151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3371" calcext:value-type="float">
            <text:p>337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12807" calcext:value-type="float">
            <text:p>12807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2575" calcext:value-type="float">
            <text:p>257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office:value-type="float" office:value="17350" calcext:value-type="float">
            <text:p>17350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2973" calcext:value-type="float">
            <text:p>297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25308" calcext:value-type="float">
            <text:p>25308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26092" calcext:value-type="float">
            <text:p>26092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office:value-type="float" office:value="13654" calcext:value-type="float">
            <text:p>13654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office:value-type="float" office:value="17330" calcext:value-type="float">
            <text:p>17330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1871" calcext:value-type="float">
            <text:p>187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23038" calcext:value-type="float">
            <text:p>23038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17900" calcext:value-type="float">
            <text:p>17900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13469" calcext:value-type="float">
            <text:p>13469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float" office:value="1769" calcext:value-type="float">
            <text:p>176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15043" calcext:value-type="float">
            <text:p>15043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27944" calcext:value-type="float">
            <text:p>27944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office:value-type="float" office:value="3954" calcext:value-type="float">
            <text:p>395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23815" calcext:value-type="float">
            <text:p>23815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office:value-type="float" office:value="25096" calcext:value-type="float">
            <text:p>25096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22816" calcext:value-type="float">
            <text:p>22816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27900" calcext:value-type="float">
            <text:p>27900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  <table:table-cell office:value-type="float" office:value="1754" calcext:value-type="float">
            <text:p>175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24163" calcext:value-type="float">
            <text:p>24163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5865" calcext:value-type="float">
            <text:p>5865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office:value-type="float" office:value="5942" calcext:value-type="float">
            <text:p>594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23489" calcext:value-type="float">
            <text:p>23489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12995" calcext:value-type="float">
            <text:p>12995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  <table:table-cell office:value-type="float" office:value="16692" calcext:value-type="float">
            <text:p>16692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8727" calcext:value-type="float">
            <text:p>18727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17572" calcext:value-type="float">
            <text:p>17572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office:value-type="float" office:value="1717" calcext:value-type="float">
            <text:p>171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5593" calcext:value-type="float">
            <text:p>15593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  <table:table-cell office:value-type="float" office:value="3106" calcext:value-type="float">
            <text:p>310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14413" calcext:value-type="float">
            <text:p>14413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23615" calcext:value-type="float">
            <text:p>23615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15255" calcext:value-type="float">
            <text:p>15255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21823" calcext:value-type="float">
            <text:p>21823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  <table:table-cell office:value-type="float" office:value="5398" calcext:value-type="float">
            <text:p>5398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12081" calcext:value-type="float">
            <text:p>12081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office:value-type="float" office:value="13428" calcext:value-type="float">
            <text:p>13428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 office:value-type="float" office:value="26863" calcext:value-type="float">
            <text:p>26863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4900" calcext:value-type="float">
            <text:p>4900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18376" calcext:value-type="float">
            <text:p>18376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 office:value-type="float" office:value="18705" calcext:value-type="float">
            <text:p>18705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11936" calcext:value-type="float">
            <text:p>1193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28538" calcext:value-type="float">
            <text:p>28538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9489" calcext:value-type="float">
            <text:p>19489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3259" calcext:value-type="float">
            <text:p>3259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 office:value-type="float" office:value="4276" calcext:value-type="float">
            <text:p>427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 office:value-type="float" office:value="12281" calcext:value-type="float">
            <text:p>12281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float" office:value="14996" calcext:value-type="float">
            <text:p>14996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float" office:value="2709" calcext:value-type="float">
            <text:p>270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6" calcext:value-type="float">
            <text:p>506</text:p>
          </table:table-cell>
          <table:table-cell office:value-type="float" office:value="3117" calcext:value-type="float">
            <text:p>311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 office:value-type="float" office:value="23385" calcext:value-type="float">
            <text:p>23385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9" calcext:value-type="float">
            <text:p>509</text:p>
          </table:table-cell>
          <table:table-cell office:value-type="float" office:value="25212" calcext:value-type="float">
            <text:p>25212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float" office:value="18336" calcext:value-type="float">
            <text:p>18336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1840" calcext:value-type="float">
            <text:p>184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441" calcext:value-type="float">
            <text:p>444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3" calcext:value-type="float">
            <text:p>513</text:p>
          </table:table-cell>
          <table:table-cell office:value-type="float" office:value="12760" calcext:value-type="float">
            <text:p>12760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 office:value-type="float" office:value="24105" calcext:value-type="float">
            <text:p>24105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948" calcext:value-type="float">
            <text:p>394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office:value-type="float" office:value="3411" calcext:value-type="float">
            <text:p>341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  <table:table-cell office:value-type="float" office:value="23678" calcext:value-type="float">
            <text:p>23678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8" calcext:value-type="float">
            <text:p>518</text:p>
          </table:table-cell>
          <table:table-cell office:value-type="float" office:value="1556" calcext:value-type="float">
            <text:p>155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1" calcext:value-type="float">
            <text:p>521</text:p>
          </table:table-cell>
          <table:table-cell office:value-type="float" office:value="24406" calcext:value-type="float">
            <text:p>24406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office:value-type="float" office:value="26458" calcext:value-type="float">
            <text:p>26458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office:value-type="float" office:value="3748" calcext:value-type="float">
            <text:p>374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2769" calcext:value-type="float">
            <text:p>276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7" calcext:value-type="float">
            <text:p>527</text:p>
          </table:table-cell>
          <table:table-cell office:value-type="float" office:value="2284" calcext:value-type="float">
            <text:p>228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2907" calcext:value-type="float">
            <text:p>290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office:value-type="float" office:value="2070" calcext:value-type="float">
            <text:p>207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1" calcext:value-type="float">
            <text:p>531</text:p>
          </table:table-cell>
          <table:table-cell office:value-type="float" office:value="24428" calcext:value-type="float">
            <text:p>24428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  <table:table-cell office:value-type="float" office:value="5461" calcext:value-type="float">
            <text:p>5461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3" calcext:value-type="float">
            <text:p>533</text:p>
          </table:table-cell>
          <table:table-cell office:value-type="float" office:value="1804" calcext:value-type="float">
            <text:p>180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4" calcext:value-type="float">
            <text:p>534</text:p>
          </table:table-cell>
          <table:table-cell office:value-type="float" office:value="1566" calcext:value-type="float">
            <text:p>156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  <table:table-cell office:value-type="float" office:value="13880" calcext:value-type="float">
            <text:p>13880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6" calcext:value-type="float">
            <text:p>536</text:p>
          </table:table-cell>
          <table:table-cell office:value-type="float" office:value="23078" calcext:value-type="float">
            <text:p>23078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7" calcext:value-type="float">
            <text:p>537</text:p>
          </table:table-cell>
          <table:table-cell office:value-type="float" office:value="1202" calcext:value-type="float">
            <text:p>120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8" calcext:value-type="float">
            <text:p>538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office:value-type="float" office:value="1904" calcext:value-type="float">
            <text:p>190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1801" calcext:value-type="float">
            <text:p>180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2" calcext:value-type="float">
            <text:p>542</text:p>
          </table:table-cell>
          <table:table-cell office:value-type="float" office:value="14128" calcext:value-type="float">
            <text:p>14128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22212" calcext:value-type="float">
            <text:p>22212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office:value-type="float" office:value="23162" calcext:value-type="float">
            <text:p>23162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float" office:value="24106" calcext:value-type="float">
            <text:p>24106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office:value-type="float" office:value="24586" calcext:value-type="float">
            <text:p>24586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26003" calcext:value-type="float">
            <text:p>26003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3353" calcext:value-type="float">
            <text:p>335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9" calcext:value-type="float">
            <text:p>549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office:value-type="float" office:value="1413" calcext:value-type="float">
            <text:p>141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2" calcext:value-type="float">
            <text:p>552</text:p>
          </table:table-cell>
          <table:table-cell office:value-type="float" office:value="28147" calcext:value-type="float">
            <text:p>28147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  <table:table-cell office:value-type="float" office:value="12742" calcext:value-type="float">
            <text:p>12742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4" calcext:value-type="float">
            <text:p>554</text:p>
          </table:table-cell>
          <table:table-cell office:value-type="float" office:value="19206" calcext:value-type="float">
            <text:p>19206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  <table:table-cell office:value-type="float" office:value="3875" calcext:value-type="float">
            <text:p>387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office:value-type="float" office:value="3922" calcext:value-type="float">
            <text:p>392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 office:value-type="float" office:value="26233" calcext:value-type="float">
            <text:p>26233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 office:value-type="float" office:value="17710" calcext:value-type="float">
            <text:p>17710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2663" calcext:value-type="float">
            <text:p>266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office:value-type="float" office:value="24943" calcext:value-type="float">
            <text:p>24943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3" calcext:value-type="float">
            <text:p>563</text:p>
          </table:table-cell>
          <table:table-cell office:value-type="float" office:value="27910" calcext:value-type="float">
            <text:p>27910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 office:value-type="float" office:value="1782" calcext:value-type="float">
            <text:p>178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float" office:value="24154" calcext:value-type="float">
            <text:p>24154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 office:value-type="float" office:value="18508" calcext:value-type="float">
            <text:p>18508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7" calcext:value-type="float">
            <text:p>567</text:p>
          </table:table-cell>
          <table:table-cell office:value-type="float" office:value="17932" calcext:value-type="float">
            <text:p>17932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8" calcext:value-type="float">
            <text:p>568</text:p>
          </table:table-cell>
          <table:table-cell office:value-type="float" office:value="23290" calcext:value-type="float">
            <text:p>23290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9" calcext:value-type="float">
            <text:p>569</text:p>
          </table:table-cell>
          <table:table-cell office:value-type="float" office:value="2200" calcext:value-type="float">
            <text:p>220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  <table:table-cell office:value-type="float" office:value="26301" calcext:value-type="float">
            <text:p>26301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  <table:table-cell office:value-type="float" office:value="18171" calcext:value-type="float">
            <text:p>18171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2" calcext:value-type="float">
            <text:p>572</text:p>
          </table:table-cell>
          <table:table-cell office:value-type="float" office:value="4047" calcext:value-type="float">
            <text:p>404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3" calcext:value-type="float">
            <text:p>573</text:p>
          </table:table-cell>
          <table:table-cell office:value-type="float" office:value="1901" calcext:value-type="float">
            <text:p>190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4" calcext:value-type="float">
            <text:p>574</text:p>
          </table:table-cell>
          <table:table-cell office:value-type="float" office:value="18140" calcext:value-type="float">
            <text:p>18140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office:value-type="float" office:value="1599" calcext:value-type="float">
            <text:p>159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19072" calcext:value-type="float">
            <text:p>19072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8" calcext:value-type="float">
            <text:p>578</text:p>
          </table:table-cell>
          <table:table-cell office:value-type="float" office:value="4936" calcext:value-type="float">
            <text:p>493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9" calcext:value-type="float">
            <text:p>579</text:p>
          </table:table-cell>
          <table:table-cell office:value-type="float" office:value="26990" calcext:value-type="float">
            <text:p>26990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2499" calcext:value-type="float">
            <text:p>249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1" calcext:value-type="float">
            <text:p>581</text:p>
          </table:table-cell>
          <table:table-cell office:value-type="float" office:value="18831" calcext:value-type="float">
            <text:p>18831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 office:value-type="float" office:value="22671" calcext:value-type="float">
            <text:p>22671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3" calcext:value-type="float">
            <text:p>583</text:p>
          </table:table-cell>
          <table:table-cell office:value-type="float" office:value="24424" calcext:value-type="float">
            <text:p>24424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4" calcext:value-type="float">
            <text:p>584</text:p>
          </table:table-cell>
          <table:table-cell office:value-type="float" office:value="3372" calcext:value-type="float">
            <text:p>337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5" calcext:value-type="float">
            <text:p>585</text:p>
          </table:table-cell>
          <table:table-cell office:value-type="float" office:value="4440" calcext:value-type="float">
            <text:p>4440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3774" calcext:value-type="float">
            <text:p>377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7" calcext:value-type="float">
            <text:p>587</text:p>
          </table:table-cell>
          <table:table-cell office:value-type="float" office:value="5362" calcext:value-type="float">
            <text:p>536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12858" calcext:value-type="float">
            <text:p>12858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9" calcext:value-type="float">
            <text:p>589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0" calcext:value-type="float">
            <text:p>590</text:p>
          </table:table-cell>
          <table:table-cell office:value-type="float" office:value="2937" calcext:value-type="float">
            <text:p>293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1" calcext:value-type="float">
            <text:p>591</text:p>
          </table:table-cell>
          <table:table-cell office:value-type="float" office:value="23795" calcext:value-type="float">
            <text:p>23795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float" office:value="15110" calcext:value-type="float">
            <text:p>15110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 office:value-type="float" office:value="13362" calcext:value-type="float">
            <text:p>13362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4" calcext:value-type="float">
            <text:p>594</text:p>
          </table:table-cell>
          <table:table-cell office:value-type="float" office:value="24624" calcext:value-type="float">
            <text:p>24624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  <table:table-cell office:value-type="float" office:value="21962" calcext:value-type="float">
            <text:p>21962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6" calcext:value-type="float">
            <text:p>596</text:p>
          </table:table-cell>
          <table:table-cell office:value-type="float" office:value="4296" calcext:value-type="float">
            <text:p>429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7" calcext:value-type="float">
            <text:p>597</text:p>
          </table:table-cell>
          <table:table-cell office:value-type="float" office:value="2797" calcext:value-type="float">
            <text:p>279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8" calcext:value-type="float">
            <text:p>598</text:p>
          </table:table-cell>
          <table:table-cell office:value-type="float" office:value="19150" calcext:value-type="float">
            <text:p>19150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9" calcext:value-type="float">
            <text:p>599</text:p>
          </table:table-cell>
          <table:table-cell office:value-type="float" office:value="2713" calcext:value-type="float">
            <text:p>271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9992" calcext:value-type="float">
            <text:p>19992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3892" calcext:value-type="float">
            <text:p>389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2" calcext:value-type="float">
            <text:p>602</text:p>
          </table:table-cell>
          <table:table-cell office:value-type="float" office:value="4188" calcext:value-type="float">
            <text:p>4188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3" calcext:value-type="float">
            <text:p>603</text:p>
          </table:table-cell>
          <table:table-cell office:value-type="float" office:value="22686" calcext:value-type="float">
            <text:p>22686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4" calcext:value-type="float">
            <text:p>604</text:p>
          </table:table-cell>
          <table:table-cell office:value-type="float" office:value="3413" calcext:value-type="float">
            <text:p>341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6" calcext:value-type="float">
            <text:p>606</text:p>
          </table:table-cell>
          <table:table-cell office:value-type="float" office:value="4014" calcext:value-type="float">
            <text:p>4014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7" calcext:value-type="float">
            <text:p>607</text:p>
          </table:table-cell>
          <table:table-cell office:value-type="float" office:value="5269" calcext:value-type="float">
            <text:p>5269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office:value-type="float" office:value="14863" calcext:value-type="float">
            <text:p>14863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9" calcext:value-type="float">
            <text:p>609</text:p>
          </table:table-cell>
          <table:table-cell office:value-type="float" office:value="26344" calcext:value-type="float">
            <text:p>26344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24619" calcext:value-type="float">
            <text:p>24619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3986" calcext:value-type="float">
            <text:p>398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office:value-type="float" office:value="2697" calcext:value-type="float">
            <text:p>269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3" calcext:value-type="float">
            <text:p>613</text:p>
          </table:table-cell>
          <table:table-cell office:value-type="float" office:value="3222" calcext:value-type="float">
            <text:p>322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4" calcext:value-type="float">
            <text:p>614</text:p>
          </table:table-cell>
          <table:table-cell office:value-type="float" office:value="12464" calcext:value-type="float">
            <text:p>12464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5" calcext:value-type="float">
            <text:p>615</text:p>
          </table:table-cell>
          <table:table-cell office:value-type="float" office:value="2926" calcext:value-type="float">
            <text:p>292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6" calcext:value-type="float">
            <text:p>616</text:p>
          </table:table-cell>
          <table:table-cell office:value-type="float" office:value="5393" calcext:value-type="float">
            <text:p>5393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 office:value-type="float" office:value="23078" calcext:value-type="float">
            <text:p>23078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8" calcext:value-type="float">
            <text:p>618</text:p>
          </table:table-cell>
          <table:table-cell office:value-type="float" office:value="17210" calcext:value-type="float">
            <text:p>17210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9" calcext:value-type="float">
            <text:p>619</text:p>
          </table:table-cell>
          <table:table-cell office:value-type="float" office:value="17430" calcext:value-type="float">
            <text:p>17430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23088" calcext:value-type="float">
            <text:p>23088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1" calcext:value-type="float">
            <text:p>621</text:p>
          </table:table-cell>
          <table:table-cell office:value-type="float" office:value="17468" calcext:value-type="float">
            <text:p>17468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2" calcext:value-type="float">
            <text:p>622</text:p>
          </table:table-cell>
          <table:table-cell office:value-type="float" office:value="26169" calcext:value-type="float">
            <text:p>26169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3" calcext:value-type="float">
            <text:p>623</text:p>
          </table:table-cell>
          <table:table-cell office:value-type="float" office:value="4130" calcext:value-type="float">
            <text:p>4130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office:value-type="float" office:value="17920" calcext:value-type="float">
            <text:p>17920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office:value-type="float" office:value="4279" calcext:value-type="float">
            <text:p>4279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6" calcext:value-type="float">
            <text:p>626</text:p>
          </table:table-cell>
          <table:table-cell office:value-type="float" office:value="27000" calcext:value-type="float">
            <text:p>27000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office:value-type="float" office:value="1697" calcext:value-type="float">
            <text:p>169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8" calcext:value-type="float">
            <text:p>628</text:p>
          </table:table-cell>
          <table:table-cell office:value-type="float" office:value="14305" calcext:value-type="float">
            <text:p>14305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9" calcext:value-type="float">
            <text:p>629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float" office:value="23961" calcext:value-type="float">
            <text:p>23961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office:value-type="float" office:value="3678" calcext:value-type="float">
            <text:p>367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1687" calcext:value-type="float">
            <text:p>168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2795" calcext:value-type="float">
            <text:p>279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4" calcext:value-type="float">
            <text:p>634</text:p>
          </table:table-cell>
          <table:table-cell office:value-type="float" office:value="4462" calcext:value-type="float">
            <text:p>446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" calcext:value-type="float">
            <text:p>635</text:p>
          </table:table-cell>
          <table:table-cell office:value-type="float" office:value="19215" calcext:value-type="float">
            <text:p>19215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office:value-type="float" office:value="20081" calcext:value-type="float">
            <text:p>20081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7" calcext:value-type="float">
            <text:p>637</text:p>
          </table:table-cell>
          <table:table-cell office:value-type="float" office:value="22675" calcext:value-type="float">
            <text:p>22675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8" calcext:value-type="float">
            <text:p>638</text:p>
          </table:table-cell>
          <table:table-cell office:value-type="float" office:value="12664" calcext:value-type="float">
            <text:p>12664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2811" calcext:value-type="float">
            <text:p>281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3523" calcext:value-type="float">
            <text:p>352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1" calcext:value-type="float">
            <text:p>641</text:p>
          </table:table-cell>
          <table:table-cell office:value-type="float" office:value="2600" calcext:value-type="float">
            <text:p>260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2" calcext:value-type="float">
            <text:p>642</text:p>
          </table:table-cell>
          <table:table-cell office:value-type="float" office:value="12985" calcext:value-type="float">
            <text:p>12985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3" calcext:value-type="float">
            <text:p>643</text:p>
          </table:table-cell>
          <table:table-cell office:value-type="float" office:value="3809" calcext:value-type="float">
            <text:p>3809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4" calcext:value-type="float">
            <text:p>644</text:p>
          </table:table-cell>
          <table:table-cell office:value-type="float" office:value="4567" calcext:value-type="float">
            <text:p>456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5" calcext:value-type="float">
            <text:p>645</text:p>
          </table:table-cell>
          <table:table-cell office:value-type="float" office:value="23520" calcext:value-type="float">
            <text:p>23520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6" calcext:value-type="float">
            <text:p>646</text:p>
          </table:table-cell>
          <table:table-cell office:value-type="float" office:value="3930" calcext:value-type="float">
            <text:p>3930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7" calcext:value-type="float">
            <text:p>647</text:p>
          </table:table-cell>
          <table:table-cell office:value-type="float" office:value="20090" calcext:value-type="float">
            <text:p>20090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8" calcext:value-type="float">
            <text:p>648</text:p>
          </table:table-cell>
          <table:table-cell office:value-type="float" office:value="19361" calcext:value-type="float">
            <text:p>19361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9" calcext:value-type="float">
            <text:p>649</text:p>
          </table:table-cell>
          <table:table-cell office:value-type="float" office:value="27216" calcext:value-type="float">
            <text:p>27216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float" office:value="17299" calcext:value-type="float">
            <text:p>17299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1" calcext:value-type="float">
            <text:p>651</text:p>
          </table:table-cell>
          <table:table-cell office:value-type="float" office:value="27629" calcext:value-type="float">
            <text:p>27629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3" calcext:value-type="float">
            <text:p>653</text:p>
          </table:table-cell>
          <table:table-cell office:value-type="float" office:value="14660" calcext:value-type="float">
            <text:p>14660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  <table:table-cell office:value-type="float" office:value="23562" calcext:value-type="float">
            <text:p>23562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12876" calcext:value-type="float">
            <text:p>12876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float" office:value="4414" calcext:value-type="float">
            <text:p>4414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7" calcext:value-type="float">
            <text:p>657</text:p>
          </table:table-cell>
          <table:table-cell office:value-type="float" office:value="18983" calcext:value-type="float">
            <text:p>18983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8" calcext:value-type="float">
            <text:p>658</text:p>
          </table:table-cell>
          <table:table-cell office:value-type="float" office:value="23005" calcext:value-type="float">
            <text:p>23005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9" calcext:value-type="float">
            <text:p>659</text:p>
          </table:table-cell>
          <table:table-cell office:value-type="float" office:value="26108" calcext:value-type="float">
            <text:p>26108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 office:value-type="float" office:value="4049" calcext:value-type="float">
            <text:p>4049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2" calcext:value-type="float">
            <text:p>662</text:p>
          </table:table-cell>
          <table:table-cell office:value-type="float" office:value="23193" calcext:value-type="float">
            <text:p>23193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3" calcext:value-type="float">
            <text:p>663</text:p>
          </table:table-cell>
          <table:table-cell office:value-type="float" office:value="12483" calcext:value-type="float">
            <text:p>12483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4" calcext:value-type="float">
            <text:p>664</text:p>
          </table:table-cell>
          <table:table-cell office:value-type="float" office:value="2510" calcext:value-type="float">
            <text:p>251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5" calcext:value-type="float">
            <text:p>665</text:p>
          </table:table-cell>
          <table:table-cell office:value-type="float" office:value="22986" calcext:value-type="float">
            <text:p>22986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4207" calcext:value-type="float">
            <text:p>420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</text:p>
          </table:table-cell>
          <table:table-cell office:value-type="float" office:value="3804" calcext:value-type="float">
            <text:p>380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8" calcext:value-type="float">
            <text:p>668</text:p>
          </table:table-cell>
          <table:table-cell office:value-type="float" office:value="2692" calcext:value-type="float">
            <text:p>269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9" calcext:value-type="float">
            <text:p>669</text:p>
          </table:table-cell>
          <table:table-cell office:value-type="float" office:value="2321" calcext:value-type="float">
            <text:p>232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2612" calcext:value-type="float">
            <text:p>261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23259" calcext:value-type="float">
            <text:p>23259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2" calcext:value-type="float">
            <text:p>672</text:p>
          </table:table-cell>
          <table:table-cell office:value-type="float" office:value="2943" calcext:value-type="float">
            <text:p>294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3" calcext:value-type="float">
            <text:p>673</text:p>
          </table:table-cell>
          <table:table-cell office:value-type="float" office:value="17571" calcext:value-type="float">
            <text:p>17571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2921" calcext:value-type="float">
            <text:p>292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18097" calcext:value-type="float">
            <text:p>18097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6" calcext:value-type="float">
            <text:p>676</text:p>
          </table:table-cell>
          <table:table-cell office:value-type="float" office:value="3780" calcext:value-type="float">
            <text:p>3780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7" calcext:value-type="float">
            <text:p>677</text:p>
          </table:table-cell>
          <table:table-cell office:value-type="float" office:value="25164" calcext:value-type="float">
            <text:p>25164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8" calcext:value-type="float">
            <text:p>678</text:p>
          </table:table-cell>
          <table:table-cell office:value-type="float" office:value="25581" calcext:value-type="float">
            <text:p>25581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9" calcext:value-type="float">
            <text:p>679</text:p>
          </table:table-cell>
          <table:table-cell office:value-type="float" office:value="24506" calcext:value-type="float">
            <text:p>24506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24031" calcext:value-type="float">
            <text:p>24031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 office:value-type="float" office:value="18627" calcext:value-type="float">
            <text:p>18627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office:value-type="float" office:value="19284" calcext:value-type="float">
            <text:p>19284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3" calcext:value-type="float">
            <text:p>683</text:p>
          </table:table-cell>
          <table:table-cell office:value-type="float" office:value="19411" calcext:value-type="float">
            <text:p>19411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4" calcext:value-type="float">
            <text:p>684</text:p>
          </table:table-cell>
          <table:table-cell office:value-type="float" office:value="15048" calcext:value-type="float">
            <text:p>15048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office:value-type="float" office:value="21731" calcext:value-type="float">
            <text:p>21731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6" calcext:value-type="float">
            <text:p>686</text:p>
          </table:table-cell>
          <table:table-cell office:value-type="float" office:value="23912" calcext:value-type="float">
            <text:p>23912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7" calcext:value-type="float">
            <text:p>687</text:p>
          </table:table-cell>
          <table:table-cell office:value-type="float" office:value="13136" calcext:value-type="float">
            <text:p>13136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8" calcext:value-type="float">
            <text:p>688</text:p>
          </table:table-cell>
          <table:table-cell office:value-type="float" office:value="4445" calcext:value-type="float">
            <text:p>444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9569" calcext:value-type="float">
            <text:p>19569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0" calcext:value-type="float">
            <text:p>690</text:p>
          </table:table-cell>
          <table:table-cell office:value-type="float" office:value="25958" calcext:value-type="float">
            <text:p>25958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1" calcext:value-type="float">
            <text:p>691</text:p>
          </table:table-cell>
          <table:table-cell office:value-type="float" office:value="23894" calcext:value-type="float">
            <text:p>23894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3" calcext:value-type="float">
            <text:p>693</text:p>
          </table:table-cell>
          <table:table-cell office:value-type="float" office:value="26019" calcext:value-type="float">
            <text:p>26019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4" calcext:value-type="float">
            <text:p>694</text:p>
          </table:table-cell>
          <table:table-cell office:value-type="float" office:value="23095" calcext:value-type="float">
            <text:p>23095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 office:value-type="float" office:value="13366" calcext:value-type="float">
            <text:p>13366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  <table:table-cell office:value-type="float" office:value="5007" calcext:value-type="float">
            <text:p>5007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 office:value-type="float" office:value="23821" calcext:value-type="float">
            <text:p>23821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8" calcext:value-type="float">
            <text:p>698</text:p>
          </table:table-cell>
          <table:table-cell office:value-type="float" office:value="22703" calcext:value-type="float">
            <text:p>22703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9" calcext:value-type="float">
            <text:p>699</text:p>
          </table:table-cell>
          <table:table-cell office:value-type="float" office:value="22666" calcext:value-type="float">
            <text:p>22666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5425" calcext:value-type="float">
            <text:p>5425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1" calcext:value-type="float">
            <text:p>701</text:p>
          </table:table-cell>
          <table:table-cell office:value-type="float" office:value="13786" calcext:value-type="float">
            <text:p>13786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5046" calcext:value-type="float">
            <text:p>5046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3" calcext:value-type="float">
            <text:p>703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 office:value-type="float" office:value="26482" calcext:value-type="float">
            <text:p>26482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5" calcext:value-type="float">
            <text:p>705</text:p>
          </table:table-cell>
          <table:table-cell office:value-type="float" office:value="27105" calcext:value-type="float">
            <text:p>27105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 office:value-type="float" office:value="3980" calcext:value-type="float">
            <text:p>3980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7" calcext:value-type="float">
            <text:p>707</text:p>
          </table:table-cell>
          <table:table-cell office:value-type="float" office:value="4635" calcext:value-type="float">
            <text:p>463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  <table:table-cell office:value-type="float" office:value="22505" calcext:value-type="float">
            <text:p>22505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9" calcext:value-type="float">
            <text:p>709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0" calcext:value-type="float">
            <text:p>710</text:p>
          </table:table-cell>
          <table:table-cell office:value-type="float" office:value="3057" calcext:value-type="float">
            <text:p>305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1" calcext:value-type="float">
            <text:p>711</text:p>
          </table:table-cell>
          <table:table-cell office:value-type="float" office:value="14882" calcext:value-type="float">
            <text:p>14882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2" calcext:value-type="float">
            <text:p>712</text:p>
          </table:table-cell>
          <table:table-cell office:value-type="float" office:value="18504" calcext:value-type="float">
            <text:p>18504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3" calcext:value-type="float">
            <text:p>713</text:p>
          </table:table-cell>
          <table:table-cell office:value-type="float" office:value="14210" calcext:value-type="float">
            <text:p>14210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4" calcext:value-type="float">
            <text:p>714</text:p>
          </table:table-cell>
          <table:table-cell office:value-type="float" office:value="14266" calcext:value-type="float">
            <text:p>14266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5" calcext:value-type="float">
            <text:p>715</text:p>
          </table:table-cell>
          <table:table-cell office:value-type="float" office:value="23699" calcext:value-type="float">
            <text:p>23699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6" calcext:value-type="float">
            <text:p>716</text:p>
          </table:table-cell>
          <table:table-cell office:value-type="float" office:value="2859" calcext:value-type="float">
            <text:p>285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7" calcext:value-type="float">
            <text:p>717</text:p>
          </table:table-cell>
          <table:table-cell office:value-type="float" office:value="22840" calcext:value-type="float">
            <text:p>22840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8104" calcext:value-type="float">
            <text:p>18104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office:value-type="float" office:value="25303" calcext:value-type="float">
            <text:p>25303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2916" calcext:value-type="float">
            <text:p>291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1" calcext:value-type="float">
            <text:p>721</text:p>
          </table:table-cell>
          <table:table-cell office:value-type="float" office:value="18074" calcext:value-type="float">
            <text:p>18074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2" calcext:value-type="float">
            <text:p>722</text:p>
          </table:table-cell>
          <table:table-cell office:value-type="float" office:value="2800" calcext:value-type="float">
            <text:p>280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3" calcext:value-type="float">
            <text:p>723</text:p>
          </table:table-cell>
          <table:table-cell office:value-type="float" office:value="18730" calcext:value-type="float">
            <text:p>18730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4" calcext:value-type="float">
            <text:p>724</text:p>
          </table:table-cell>
          <table:table-cell office:value-type="float" office:value="26394" calcext:value-type="float">
            <text:p>26394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5" calcext:value-type="float">
            <text:p>725</text:p>
          </table:table-cell>
          <table:table-cell office:value-type="float" office:value="1375" calcext:value-type="float">
            <text:p>137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float" office:value="17779" calcext:value-type="float">
            <text:p>17779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7" calcext:value-type="float">
            <text:p>727</text:p>
          </table:table-cell>
          <table:table-cell office:value-type="float" office:value="25731" calcext:value-type="float">
            <text:p>25731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8" calcext:value-type="float">
            <text:p>728</text:p>
          </table:table-cell>
          <table:table-cell office:value-type="float" office:value="22387" calcext:value-type="float">
            <text:p>22387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9" calcext:value-type="float">
            <text:p>729</text:p>
          </table:table-cell>
          <table:table-cell office:value-type="float" office:value="22132" calcext:value-type="float">
            <text:p>22132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22862" calcext:value-type="float">
            <text:p>22862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float" office:value="2612" calcext:value-type="float">
            <text:p>261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3610" calcext:value-type="float">
            <text:p>3610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4" calcext:value-type="float">
            <text:p>734</text:p>
          </table:table-cell>
          <table:table-cell office:value-type="float" office:value="4224" calcext:value-type="float">
            <text:p>4224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5" calcext:value-type="float">
            <text:p>735</text:p>
          </table:table-cell>
          <table:table-cell office:value-type="float" office:value="4405" calcext:value-type="float">
            <text:p>440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  <table:table-cell office:value-type="float" office:value="22092" calcext:value-type="float">
            <text:p>22092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7" calcext:value-type="float">
            <text:p>737</text:p>
          </table:table-cell>
          <table:table-cell office:value-type="float" office:value="25672" calcext:value-type="float">
            <text:p>25672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8" calcext:value-type="float">
            <text:p>738</text:p>
          </table:table-cell>
          <table:table-cell office:value-type="float" office:value="23210" calcext:value-type="float">
            <text:p>23210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9" calcext:value-type="float">
            <text:p>739</text:p>
          </table:table-cell>
          <table:table-cell office:value-type="float" office:value="1616" calcext:value-type="float">
            <text:p>161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25700" calcext:value-type="float">
            <text:p>25700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1" calcext:value-type="float">
            <text:p>741</text:p>
          </table:table-cell>
          <table:table-cell office:value-type="float" office:value="4670" calcext:value-type="float">
            <text:p>4670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2" calcext:value-type="float">
            <text:p>742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3" calcext:value-type="float">
            <text:p>743</text:p>
          </table:table-cell>
          <table:table-cell office:value-type="float" office:value="23730" calcext:value-type="float">
            <text:p>23730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5" calcext:value-type="float">
            <text:p>745</text:p>
          </table:table-cell>
          <table:table-cell office:value-type="float" office:value="17082" calcext:value-type="float">
            <text:p>17082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6" calcext:value-type="float">
            <text:p>746</text:p>
          </table:table-cell>
          <table:table-cell office:value-type="float" office:value="23397" calcext:value-type="float">
            <text:p>23397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  <table:table-cell office:value-type="float" office:value="2445" calcext:value-type="float">
            <text:p>244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8" calcext:value-type="float">
            <text:p>748</text:p>
          </table:table-cell>
          <table:table-cell office:value-type="float" office:value="11895" calcext:value-type="float">
            <text:p>11895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9" calcext:value-type="float">
            <text:p>749</text:p>
          </table:table-cell>
          <table:table-cell office:value-type="float" office:value="3503" calcext:value-type="float">
            <text:p>350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5214" calcext:value-type="float">
            <text:p>5214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22181" calcext:value-type="float">
            <text:p>22181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2" calcext:value-type="float">
            <text:p>752</text:p>
          </table:table-cell>
          <table:table-cell office:value-type="float" office:value="17282" calcext:value-type="float">
            <text:p>17282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3" calcext:value-type="float">
            <text:p>753</text:p>
          </table:table-cell>
          <table:table-cell office:value-type="float" office:value="2026" calcext:value-type="float">
            <text:p>202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4" calcext:value-type="float">
            <text:p>754</text:p>
          </table:table-cell>
          <table:table-cell office:value-type="float" office:value="1079" calcext:value-type="float">
            <text:p>107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24987" calcext:value-type="float">
            <text:p>24987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6" calcext:value-type="float">
            <text:p>756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7" calcext:value-type="float">
            <text:p>757</text:p>
          </table:table-cell>
          <table:table-cell office:value-type="float" office:value="23201" calcext:value-type="float">
            <text:p>23201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  <table:table-cell office:value-type="float" office:value="4091" calcext:value-type="float">
            <text:p>409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9" calcext:value-type="float">
            <text:p>759</text:p>
          </table:table-cell>
          <table:table-cell office:value-type="float" office:value="2600" calcext:value-type="float">
            <text:p>260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7721" calcext:value-type="float">
            <text:p>17721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16993" calcext:value-type="float">
            <text:p>16993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2" calcext:value-type="float">
            <text:p>762</text:p>
          </table:table-cell>
          <table:table-cell office:value-type="float" office:value="2970" calcext:value-type="float">
            <text:p>297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3" calcext:value-type="float">
            <text:p>763</text:p>
          </table:table-cell>
          <table:table-cell office:value-type="float" office:value="4358" calcext:value-type="float">
            <text:p>4358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4" calcext:value-type="float">
            <text:p>764</text:p>
          </table:table-cell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5" calcext:value-type="float">
            <text:p>765</text:p>
          </table:table-cell>
          <table:table-cell office:value-type="float" office:value="22442" calcext:value-type="float">
            <text:p>22442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6" calcext:value-type="float">
            <text:p>766</text:p>
          </table:table-cell>
          <table:table-cell office:value-type="float" office:value="17282" calcext:value-type="float">
            <text:p>17282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7" calcext:value-type="float">
            <text:p>767</text:p>
          </table:table-cell>
          <table:table-cell office:value-type="float" office:value="2483" calcext:value-type="float">
            <text:p>248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9" calcext:value-type="float">
            <text:p>769</text:p>
          </table:table-cell>
          <table:table-cell office:value-type="float" office:value="24269" calcext:value-type="float">
            <text:p>24269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0" calcext:value-type="float">
            <text:p>770</text:p>
          </table:table-cell>
          <table:table-cell office:value-type="float" office:value="13243" calcext:value-type="float">
            <text:p>13243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1" calcext:value-type="float">
            <text:p>771</text:p>
          </table:table-cell>
          <table:table-cell office:value-type="float" office:value="26917" calcext:value-type="float">
            <text:p>26917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2" calcext:value-type="float">
            <text:p>772</text:p>
          </table:table-cell>
          <table:table-cell office:value-type="float" office:value="18066" calcext:value-type="float">
            <text:p>18066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3" calcext:value-type="float">
            <text:p>773</text:p>
          </table:table-cell>
          <table:table-cell office:value-type="float" office:value="3760" calcext:value-type="float">
            <text:p>3760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4" calcext:value-type="float">
            <text:p>774</text:p>
          </table:table-cell>
          <table:table-cell office:value-type="float" office:value="22419" calcext:value-type="float">
            <text:p>22419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5" calcext:value-type="float">
            <text:p>775</text:p>
          </table:table-cell>
          <table:table-cell office:value-type="float" office:value="13909" calcext:value-type="float">
            <text:p>13909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6" calcext:value-type="float">
            <text:p>776</text:p>
          </table:table-cell>
          <table:table-cell office:value-type="float" office:value="23169" calcext:value-type="float">
            <text:p>23169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7" calcext:value-type="float">
            <text:p>777</text:p>
          </table:table-cell>
          <table:table-cell office:value-type="float" office:value="14615" calcext:value-type="float">
            <text:p>14615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8" calcext:value-type="float">
            <text:p>778</text:p>
          </table:table-cell>
          <table:table-cell office:value-type="float" office:value="2911" calcext:value-type="float">
            <text:p>291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9" calcext:value-type="float">
            <text:p>779</text:p>
          </table:table-cell>
          <table:table-cell office:value-type="float" office:value="21580" calcext:value-type="float">
            <text:p>21580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0" calcext:value-type="float">
            <text:p>780</text:p>
          </table:table-cell>
          <table:table-cell office:value-type="float" office:value="2604" calcext:value-type="float">
            <text:p>260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1" calcext:value-type="float">
            <text:p>781</text:p>
          </table:table-cell>
          <table:table-cell office:value-type="float" office:value="23085" calcext:value-type="float">
            <text:p>23085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2" calcext:value-type="float">
            <text:p>782</text:p>
          </table:table-cell>
          <table:table-cell office:value-type="float" office:value="12930" calcext:value-type="float">
            <text:p>12930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3" calcext:value-type="float">
            <text:p>783</text:p>
          </table:table-cell>
          <table:table-cell office:value-type="float" office:value="2092" calcext:value-type="float">
            <text:p>209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4" calcext:value-type="float">
            <text:p>784</text:p>
          </table:table-cell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5" calcext:value-type="float">
            <text:p>785</text:p>
          </table:table-cell>
          <table:table-cell office:value-type="float" office:value="25602" calcext:value-type="float">
            <text:p>25602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6" calcext:value-type="float">
            <text:p>786</text:p>
          </table:table-cell>
          <table:table-cell office:value-type="float" office:value="12732" calcext:value-type="float">
            <text:p>12732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7" calcext:value-type="float">
            <text:p>787</text:p>
          </table:table-cell>
          <table:table-cell office:value-type="float" office:value="17362" calcext:value-type="float">
            <text:p>17362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8" calcext:value-type="float">
            <text:p>788</text:p>
          </table:table-cell>
          <table:table-cell office:value-type="float" office:value="5099" calcext:value-type="float">
            <text:p>5099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9" calcext:value-type="float">
            <text:p>789</text:p>
          </table:table-cell>
          <table:table-cell office:value-type="float" office:value="18732" calcext:value-type="float">
            <text:p>18732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0" calcext:value-type="float">
            <text:p>790</text:p>
          </table:table-cell>
          <table:table-cell office:value-type="float" office:value="23907" calcext:value-type="float">
            <text:p>23907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1" calcext:value-type="float">
            <text:p>791</text:p>
          </table:table-cell>
          <table:table-cell office:value-type="float" office:value="3594" calcext:value-type="float">
            <text:p>359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  <table:table-cell office:value-type="float" office:value="2932" calcext:value-type="float">
            <text:p>293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3" calcext:value-type="float">
            <text:p>793</text:p>
          </table:table-cell>
          <table:table-cell office:value-type="float" office:value="26230" calcext:value-type="float">
            <text:p>26230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4" calcext:value-type="float">
            <text:p>794</text:p>
          </table:table-cell>
          <table:table-cell office:value-type="float" office:value="23302" calcext:value-type="float">
            <text:p>23302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5" calcext:value-type="float">
            <text:p>795</text:p>
          </table:table-cell>
          <table:table-cell office:value-type="float" office:value="24527" calcext:value-type="float">
            <text:p>24527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6" calcext:value-type="float">
            <text:p>796</text:p>
          </table:table-cell>
          <table:table-cell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7" calcext:value-type="float">
            <text:p>797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8" calcext:value-type="float">
            <text:p>798</text:p>
          </table:table-cell>
          <table:table-cell office:value-type="float" office:value="23892" calcext:value-type="float">
            <text:p>23892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9" calcext:value-type="float">
            <text:p>799</text:p>
          </table:table-cell>
          <table:table-cell office:value-type="float" office:value="21999" calcext:value-type="float">
            <text:p>21999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3607" calcext:value-type="float">
            <text:p>360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1" calcext:value-type="float">
            <text:p>801</text:p>
          </table:table-cell>
          <table:table-cell office:value-type="float" office:value="4712" calcext:value-type="float">
            <text:p>471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2" calcext:value-type="float">
            <text:p>802</text:p>
          </table:table-cell>
          <table:table-cell office:value-type="float" office:value="12000" calcext:value-type="float">
            <text:p>12000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3" calcext:value-type="float">
            <text:p>803</text:p>
          </table:table-cell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4" calcext:value-type="float">
            <text:p>804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5" calcext:value-type="float">
            <text:p>805</text:p>
          </table:table-cell>
          <table:table-cell office:value-type="float" office:value="14369" calcext:value-type="float">
            <text:p>14369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6" calcext:value-type="float">
            <text:p>806</text:p>
          </table:table-cell>
          <table:table-cell office:value-type="float" office:value="26099" calcext:value-type="float">
            <text:p>26099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office:value-type="float" office:value="18928" calcext:value-type="float">
            <text:p>18928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8" calcext:value-type="float">
            <text:p>808</text:p>
          </table:table-cell>
          <table:table-cell office:value-type="float" office:value="1483" calcext:value-type="float">
            <text:p>148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  <table:table-cell office:value-type="float" office:value="11887" calcext:value-type="float">
            <text:p>11887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float" office:value="12879" calcext:value-type="float">
            <text:p>12879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1" calcext:value-type="float">
            <text:p>811</text:p>
          </table:table-cell>
          <table:table-cell office:value-type="float" office:value="21949" calcext:value-type="float">
            <text:p>21949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2" calcext:value-type="float">
            <text:p>812</text:p>
          </table:table-cell>
          <table:table-cell office:value-type="float" office:value="2502" calcext:value-type="float">
            <text:p>250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3" calcext:value-type="float">
            <text:p>813</text:p>
          </table:table-cell>
          <table:table-cell office:value-type="float" office:value="2792" calcext:value-type="float">
            <text:p>279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4" calcext:value-type="float">
            <text:p>814</text:p>
          </table:table-cell>
          <table:table-cell office:value-type="float" office:value="2615" calcext:value-type="float">
            <text:p>261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  <table:table-cell office:value-type="float" office:value="3577" calcext:value-type="float">
            <text:p>357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6" calcext:value-type="float">
            <text:p>816</text:p>
          </table:table-cell>
          <table:table-cell office:value-type="float" office:value="21555" calcext:value-type="float">
            <text:p>21555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7" calcext:value-type="float">
            <text:p>817</text:p>
          </table:table-cell>
          <table:table-cell office:value-type="float" office:value="12023" calcext:value-type="float">
            <text:p>12023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8" calcext:value-type="float">
            <text:p>818</text:p>
          </table:table-cell>
          <table:table-cell office:value-type="float" office:value="11748" calcext:value-type="float">
            <text:p>11748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9" calcext:value-type="float">
            <text:p>819</text:p>
          </table:table-cell>
          <table:table-cell office:value-type="float" office:value="12460" calcext:value-type="float">
            <text:p>12460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 office:value-type="float" office:value="12011" calcext:value-type="float">
            <text:p>12011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1" calcext:value-type="float">
            <text:p>821</text:p>
          </table:table-cell>
          <table:table-cell office:value-type="float" office:value="5110" calcext:value-type="float">
            <text:p>5110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2" calcext:value-type="float">
            <text:p>822</text:p>
          </table:table-cell>
          <table:table-cell office:value-type="float" office:value="26321" calcext:value-type="float">
            <text:p>26321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3" calcext:value-type="float">
            <text:p>823</text:p>
          </table:table-cell>
          <table:table-cell office:value-type="float" office:value="21544" calcext:value-type="float">
            <text:p>21544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4" calcext:value-type="float">
            <text:p>82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5" calcext:value-type="float">
            <text:p>825</text:p>
          </table:table-cell>
          <table:table-cell office:value-type="float" office:value="14032" calcext:value-type="float">
            <text:p>14032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6" calcext:value-type="float">
            <text:p>826</text:p>
          </table:table-cell>
          <table:table-cell office:value-type="float" office:value="3783" calcext:value-type="float">
            <text:p>378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7" calcext:value-type="float">
            <text:p>827</text:p>
          </table:table-cell>
          <table:table-cell office:value-type="float" office:value="25256" calcext:value-type="float">
            <text:p>25256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8" calcext:value-type="float">
            <text:p>828</text:p>
          </table:table-cell>
          <table:table-cell office:value-type="float" office:value="17923" calcext:value-type="float">
            <text:p>1792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9" calcext:value-type="float">
            <text:p>829</text:p>
          </table:table-cell>
          <table:table-cell office:value-type="float" office:value="1741" calcext:value-type="float">
            <text:p>174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0" calcext:value-type="float">
            <text:p>830</text:p>
          </table:table-cell>
          <table:table-cell office:value-type="float" office:value="13089" calcext:value-type="float">
            <text:p>13089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1" calcext:value-type="float">
            <text:p>831</text:p>
          </table:table-cell>
          <table:table-cell office:value-type="float" office:value="22216" calcext:value-type="float">
            <text:p>22216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 office:value-type="float" office:value="4356" calcext:value-type="float">
            <text:p>435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3" calcext:value-type="float">
            <text:p>833</text:p>
          </table:table-cell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4" calcext:value-type="float">
            <text:p>834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5" calcext:value-type="float">
            <text:p>835</text:p>
          </table:table-cell>
          <table:table-cell office:value-type="float" office:value="4113" calcext:value-type="float">
            <text:p>411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6" calcext:value-type="float">
            <text:p>836</text:p>
          </table:table-cell>
          <table:table-cell office:value-type="float" office:value="1701" calcext:value-type="float">
            <text:p>170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1780" calcext:value-type="float">
            <text:p>178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8" calcext:value-type="float">
            <text:p>838</text:p>
          </table:table-cell>
          <table:table-cell office:value-type="float" office:value="13924" calcext:value-type="float">
            <text:p>13924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9" calcext:value-type="float">
            <text:p>839</text:p>
          </table:table-cell>
          <table:table-cell office:value-type="float" office:value="23681" calcext:value-type="float">
            <text:p>23681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  <table:table-cell office:value-type="float" office:value="21685" calcext:value-type="float">
            <text:p>21685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1" calcext:value-type="float">
            <text:p>841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2" calcext:value-type="float">
            <text:p>842</text:p>
          </table:table-cell>
          <table:table-cell office:value-type="float" office:value="24899" calcext:value-type="float">
            <text:p>24899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3" calcext:value-type="float">
            <text:p>843</text:p>
          </table:table-cell>
          <table:table-cell office:value-type="float" office:value="4259" calcext:value-type="float">
            <text:p>4259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4" calcext:value-type="float">
            <text:p>844</text:p>
          </table:table-cell>
          <table:table-cell office:value-type="float" office:value="12464" calcext:value-type="float">
            <text:p>12464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5" calcext:value-type="float">
            <text:p>845</text:p>
          </table:table-cell>
          <table:table-cell office:value-type="float" office:value="12775" calcext:value-type="float">
            <text:p>12775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6" calcext:value-type="float">
            <text:p>846</text:p>
          </table:table-cell>
          <table:table-cell office:value-type="float" office:value="4722" calcext:value-type="float">
            <text:p>472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7" calcext:value-type="float">
            <text:p>847</text:p>
          </table:table-cell>
          <table:table-cell office:value-type="float" office:value="3976" calcext:value-type="float">
            <text:p>397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8" calcext:value-type="float">
            <text:p>848</text:p>
          </table:table-cell>
          <table:table-cell office:value-type="float" office:value="12986" calcext:value-type="float">
            <text:p>12986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9" calcext:value-type="float">
            <text:p>849</text:p>
          </table:table-cell>
          <table:table-cell office:value-type="float" office:value="14213" calcext:value-type="float">
            <text:p>14213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office:value-type="float" office:value="17331" calcext:value-type="float">
            <text:p>17331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1" calcext:value-type="float">
            <text:p>851</text:p>
          </table:table-cell>
          <table:table-cell office:value-type="float" office:value="26494" calcext:value-type="float">
            <text:p>26494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2" calcext:value-type="float">
            <text:p>852</text:p>
          </table:table-cell>
          <table:table-cell office:value-type="float" office:value="25292" calcext:value-type="float">
            <text:p>25292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3" calcext:value-type="float">
            <text:p>853</text:p>
          </table:table-cell>
          <table:table-cell office:value-type="float" office:value="14093" calcext:value-type="float">
            <text:p>14093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4" calcext:value-type="float">
            <text:p>854</text:p>
          </table:table-cell>
          <table:table-cell office:value-type="float" office:value="1857" calcext:value-type="float">
            <text:p>185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5" calcext:value-type="float">
            <text:p>855</text:p>
          </table:table-cell>
          <table:table-cell office:value-type="float" office:value="19540" calcext:value-type="float">
            <text:p>19540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6" calcext:value-type="float">
            <text:p>856</text:p>
          </table:table-cell>
          <table:table-cell office:value-type="float" office:value="21310" calcext:value-type="float">
            <text:p>21310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7" calcext:value-type="float">
            <text:p>857</text:p>
          </table:table-cell>
          <table:table-cell office:value-type="float" office:value="22297" calcext:value-type="float">
            <text:p>22297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8" calcext:value-type="float">
            <text:p>858</text:p>
          </table:table-cell>
          <table:table-cell office:value-type="float" office:value="23408" calcext:value-type="float">
            <text:p>23408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9" calcext:value-type="float">
            <text:p>859</text:p>
          </table:table-cell>
          <table:table-cell office:value-type="float" office:value="5008" calcext:value-type="float">
            <text:p>5008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0" calcext:value-type="float">
            <text:p>860</text:p>
          </table:table-cell>
          <table:table-cell office:value-type="float" office:value="22039" calcext:value-type="float">
            <text:p>22039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1" calcext:value-type="float">
            <text:p>861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22098" calcext:value-type="float">
            <text:p>22098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22294" calcext:value-type="float">
            <text:p>22294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4" calcext:value-type="float">
            <text:p>864</text:p>
          </table:table-cell>
          <table:table-cell office:value-type="float" office:value="25798" calcext:value-type="float">
            <text:p>25798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5" calcext:value-type="float">
            <text:p>865</text:p>
          </table:table-cell>
          <table:table-cell office:value-type="float" office:value="5528" calcext:value-type="float">
            <text:p>5528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6" calcext:value-type="float">
            <text:p>866</text:p>
          </table:table-cell>
          <table:table-cell office:value-type="float" office:value="23331" calcext:value-type="float">
            <text:p>23331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7" calcext:value-type="float">
            <text:p>867</text:p>
          </table:table-cell>
          <table:table-cell office:value-type="float" office:value="23473" calcext:value-type="float">
            <text:p>23473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8" calcext:value-type="float">
            <text:p>868</text:p>
          </table:table-cell>
          <table:table-cell office:value-type="float" office:value="12165" calcext:value-type="float">
            <text:p>12165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9" calcext:value-type="float">
            <text:p>869</text:p>
          </table:table-cell>
          <table:table-cell office:value-type="float" office:value="23662" calcext:value-type="float">
            <text:p>23662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0" calcext:value-type="float">
            <text:p>870</text:p>
          </table:table-cell>
          <table:table-cell office:value-type="float" office:value="3069" calcext:value-type="float">
            <text:p>3069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1" calcext:value-type="float">
            <text:p>871</text:p>
          </table:table-cell>
          <table:table-cell office:value-type="float" office:value="24767" calcext:value-type="float">
            <text:p>24767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2" calcext:value-type="float">
            <text:p>872</text:p>
          </table:table-cell>
          <table:table-cell office:value-type="float" office:value="24097" calcext:value-type="float">
            <text:p>24097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3" calcext:value-type="float">
            <text:p>873</text:p>
          </table:table-cell>
          <table:table-cell office:value-type="float" office:value="13899" calcext:value-type="float">
            <text:p>13899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4" calcext:value-type="float">
            <text:p>874</text:p>
          </table:table-cell>
          <table:table-cell office:value-type="float" office:value="22487" calcext:value-type="float">
            <text:p>22487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5" calcext:value-type="float">
            <text:p>875</text:p>
          </table:table-cell>
          <table:table-cell office:value-type="float" office:value="13573" calcext:value-type="float">
            <text:p>13573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6" calcext:value-type="float">
            <text:p>876</text:p>
          </table:table-cell>
          <table:table-cell office:value-type="float" office:value="2061" calcext:value-type="float">
            <text:p>206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7" calcext:value-type="float">
            <text:p>877</text:p>
          </table:table-cell>
          <table:table-cell office:value-type="float" office:value="27109" calcext:value-type="float">
            <text:p>27109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8" calcext:value-type="float">
            <text:p>878</text:p>
          </table:table-cell>
          <table:table-cell office:value-type="float" office:value="26268" calcext:value-type="float">
            <text:p>26268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0" calcext:value-type="float">
            <text:p>880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1" calcext:value-type="float">
            <text:p>881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2" calcext:value-type="float">
            <text:p>882</text:p>
          </table:table-cell>
          <table:table-cell office:value-type="float" office:value="2049" calcext:value-type="float">
            <text:p>204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3" calcext:value-type="float">
            <text:p>883</text:p>
          </table:table-cell>
          <table:table-cell office:value-type="float" office:value="16152" calcext:value-type="float">
            <text:p>16152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4" calcext:value-type="float">
            <text:p>884</text:p>
          </table:table-cell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5" calcext:value-type="float">
            <text:p>885</text:p>
          </table:table-cell>
          <table:table-cell office:value-type="float" office:value="2392" calcext:value-type="float">
            <text:p>239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6" calcext:value-type="float">
            <text:p>886</text:p>
          </table:table-cell>
          <table:table-cell office:value-type="float" office:value="5011" calcext:value-type="float">
            <text:p>5011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7" calcext:value-type="float">
            <text:p>887</text:p>
          </table:table-cell>
          <table:table-cell office:value-type="float" office:value="22253" calcext:value-type="float">
            <text:p>22253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8" calcext:value-type="float">
            <text:p>888</text:p>
          </table:table-cell>
          <table:table-cell office:value-type="float" office:value="3533" calcext:value-type="float">
            <text:p>353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9" calcext:value-type="float">
            <text:p>889</text:p>
          </table:table-cell>
          <table:table-cell office:value-type="float" office:value="5398" calcext:value-type="float">
            <text:p>5398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0" calcext:value-type="float">
            <text:p>890</text:p>
          </table:table-cell>
          <table:table-cell office:value-type="float" office:value="22803" calcext:value-type="float">
            <text:p>22803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1" calcext:value-type="float">
            <text:p>891</text:p>
          </table:table-cell>
          <table:table-cell office:value-type="float" office:value="14633" calcext:value-type="float">
            <text:p>14633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2" calcext:value-type="float">
            <text:p>892</text:p>
          </table:table-cell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3" calcext:value-type="float">
            <text:p>893</text:p>
          </table:table-cell>
          <table:table-cell office:value-type="float" office:value="5287" calcext:value-type="float">
            <text:p>5287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4" calcext:value-type="float">
            <text:p>894</text:p>
          </table:table-cell>
          <table:table-cell office:value-type="float" office:value="3039" calcext:value-type="float">
            <text:p>3039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5" calcext:value-type="float">
            <text:p>895</text:p>
          </table:table-cell>
          <table:table-cell office:value-type="float" office:value="24460" calcext:value-type="float">
            <text:p>24460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6" calcext:value-type="float">
            <text:p>896</text:p>
          </table:table-cell>
          <table:table-cell office:value-type="float" office:value="4199" calcext:value-type="float">
            <text:p>4199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7" calcext:value-type="float">
            <text:p>897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8" calcext:value-type="float">
            <text:p>898</text:p>
          </table:table-cell>
          <table:table-cell office:value-type="float" office:value="25710" calcext:value-type="float">
            <text:p>25710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9" calcext:value-type="float">
            <text:p>899</text:p>
          </table:table-cell>
          <table:table-cell office:value-type="float" office:value="23187" calcext:value-type="float">
            <text:p>23187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1" calcext:value-type="float">
            <text:p>901</text:p>
          </table:table-cell>
          <table:table-cell office:value-type="float" office:value="20929" calcext:value-type="float">
            <text:p>20929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6951" calcext:value-type="float">
            <text:p>16951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3" calcext:value-type="float">
            <text:p>903</text:p>
          </table:table-cell>
          <table:table-cell office:value-type="float" office:value="12141" calcext:value-type="float">
            <text:p>12141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25577" calcext:value-type="float">
            <text:p>25577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5" calcext:value-type="float">
            <text:p>905</text:p>
          </table:table-cell>
          <table:table-cell office:value-type="float" office:value="13317" calcext:value-type="float">
            <text:p>13317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6" calcext:value-type="float">
            <text:p>906</text:p>
          </table:table-cell>
          <table:table-cell office:value-type="float" office:value="2754" calcext:value-type="float">
            <text:p>275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7" calcext:value-type="float">
            <text:p>907</text:p>
          </table:table-cell>
          <table:table-cell office:value-type="float" office:value="1735" calcext:value-type="float">
            <text:p>173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8" calcext:value-type="float">
            <text:p>908</text:p>
          </table:table-cell>
          <table:table-cell office:value-type="float" office:value="11819" calcext:value-type="float">
            <text:p>11819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 office:value-type="float" office:value="23868" calcext:value-type="float">
            <text:p>23868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1" calcext:value-type="float">
            <text:p>911</text:p>
          </table:table-cell>
          <table:table-cell office:value-type="float" office:value="18210" calcext:value-type="float">
            <text:p>18210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2" calcext:value-type="float">
            <text:p>912</text:p>
          </table:table-cell>
          <table:table-cell office:value-type="float" office:value="21420" calcext:value-type="float">
            <text:p>21420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3" calcext:value-type="float">
            <text:p>913</text:p>
          </table:table-cell>
          <table:table-cell office:value-type="float" office:value="21896" calcext:value-type="float">
            <text:p>21896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4" calcext:value-type="float">
            <text:p>914</text:p>
          </table:table-cell>
          <table:table-cell office:value-type="float" office:value="3499" calcext:value-type="float">
            <text:p>3499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5" calcext:value-type="float">
            <text:p>915</text:p>
          </table:table-cell>
          <table:table-cell office:value-type="float" office:value="23946" calcext:value-type="float">
            <text:p>23946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6" calcext:value-type="float">
            <text:p>916</text:p>
          </table:table-cell>
          <table:table-cell office:value-type="float" office:value="22463" calcext:value-type="float">
            <text:p>22463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7" calcext:value-type="float">
            <text:p>917</text:p>
          </table:table-cell>
          <table:table-cell office:value-type="float" office:value="3650" calcext:value-type="float">
            <text:p>3650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8" calcext:value-type="float">
            <text:p>918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9" calcext:value-type="float">
            <text:p>919</text:p>
          </table:table-cell>
          <table:table-cell office:value-type="float" office:value="25237" calcext:value-type="float">
            <text:p>25237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0" calcext:value-type="float">
            <text:p>920</text:p>
          </table:table-cell>
          <table:table-cell office:value-type="float" office:value="3472" calcext:value-type="float">
            <text:p>347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 office:value-type="float" office:value="2812" calcext:value-type="float">
            <text:p>281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2" calcext:value-type="float">
            <text:p>922</text:p>
          </table:table-cell>
          <table:table-cell office:value-type="float" office:value="2509" calcext:value-type="float">
            <text:p>250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3" calcext:value-type="float">
            <text:p>923</text:p>
          </table:table-cell>
          <table:table-cell office:value-type="float" office:value="21074" calcext:value-type="float">
            <text:p>21074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4" calcext:value-type="float">
            <text:p>924</text:p>
          </table:table-cell>
          <table:table-cell office:value-type="float" office:value="1817" calcext:value-type="float">
            <text:p>181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5" calcext:value-type="float">
            <text:p>925</text:p>
          </table:table-cell>
          <table:table-cell office:value-type="float" office:value="4699" calcext:value-type="float">
            <text:p>4699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6" calcext:value-type="float">
            <text:p>926</text:p>
          </table:table-cell>
          <table:table-cell office:value-type="float" office:value="2807" calcext:value-type="float">
            <text:p>280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7" calcext:value-type="float">
            <text:p>927</text:p>
          </table:table-cell>
          <table:table-cell office:value-type="float" office:value="2763" calcext:value-type="float">
            <text:p>276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8" calcext:value-type="float">
            <text:p>928</text:p>
          </table:table-cell>
          <table:table-cell office:value-type="float" office:value="3606" calcext:value-type="float">
            <text:p>360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9" calcext:value-type="float">
            <text:p>929</text:p>
          </table:table-cell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0" calcext:value-type="float">
            <text:p>930</text:p>
          </table:table-cell>
          <table:table-cell office:value-type="float" office:value="25200" calcext:value-type="float">
            <text:p>25200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1" calcext:value-type="float">
            <text:p>931</text:p>
          </table:table-cell>
          <table:table-cell office:value-type="float" office:value="23332" calcext:value-type="float">
            <text:p>23332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2" calcext:value-type="float">
            <text:p>932</text:p>
          </table:table-cell>
          <table:table-cell office:value-type="float" office:value="18799" calcext:value-type="float">
            <text:p>18799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3" calcext:value-type="float">
            <text:p>933</text:p>
          </table:table-cell>
          <table:table-cell office:value-type="float" office:value="3565" calcext:value-type="float">
            <text:p>356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22299" calcext:value-type="float">
            <text:p>22299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5" calcext:value-type="float">
            <text:p>935</text:p>
          </table:table-cell>
          <table:table-cell office:value-type="float" office:value="17368" calcext:value-type="float">
            <text:p>17368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6" calcext:value-type="float">
            <text:p>936</text:p>
          </table:table-cell>
          <table:table-cell office:value-type="float" office:value="21852" calcext:value-type="float">
            <text:p>21852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7" calcext:value-type="float">
            <text:p>937</text:p>
          </table:table-cell>
          <table:table-cell office:value-type="float" office:value="22008" calcext:value-type="float">
            <text:p>22008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8" calcext:value-type="float">
            <text:p>938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9" calcext:value-type="float">
            <text:p>939</text:p>
          </table:table-cell>
          <table:table-cell office:value-type="float" office:value="5320" calcext:value-type="float">
            <text:p>5320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0" calcext:value-type="float">
            <text:p>940</text:p>
          </table:table-cell>
          <table:table-cell office:value-type="float" office:value="23041" calcext:value-type="float">
            <text:p>23041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1" calcext:value-type="float">
            <text:p>941</text:p>
          </table:table-cell>
          <table:table-cell office:value-type="float" office:value="24904" calcext:value-type="float">
            <text:p>24904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2" calcext:value-type="float">
            <text:p>942</text:p>
          </table:table-cell>
          <table:table-cell office:value-type="float" office:value="22698" calcext:value-type="float">
            <text:p>22698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3" calcext:value-type="float">
            <text:p>943</text:p>
          </table:table-cell>
          <table:table-cell office:value-type="float" office:value="3712" calcext:value-type="float">
            <text:p>371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4" calcext:value-type="float">
            <text:p>944</text:p>
          </table:table-cell>
          <table:table-cell office:value-type="float" office:value="2970" calcext:value-type="float">
            <text:p>297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5" calcext:value-type="float">
            <text:p>945</text:p>
          </table:table-cell>
          <table:table-cell office:value-type="float" office:value="24385" calcext:value-type="float">
            <text:p>24385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6" calcext:value-type="float">
            <text:p>946</text:p>
          </table:table-cell>
          <table:table-cell office:value-type="float" office:value="21764" calcext:value-type="float">
            <text:p>21764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7" calcext:value-type="float">
            <text:p>947</text:p>
          </table:table-cell>
          <table:table-cell office:value-type="float" office:value="21665" calcext:value-type="float">
            <text:p>21665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8" calcext:value-type="float">
            <text:p>948</text:p>
          </table:table-cell>
          <table:table-cell office:value-type="float" office:value="18899" calcext:value-type="float">
            <text:p>18899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9" calcext:value-type="float">
            <text:p>949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1" calcext:value-type="float">
            <text:p>951</text:p>
          </table:table-cell>
          <table:table-cell office:value-type="float" office:value="3117" calcext:value-type="float">
            <text:p>311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2" calcext:value-type="float">
            <text:p>952</text:p>
          </table:table-cell>
          <table:table-cell office:value-type="float" office:value="22073" calcext:value-type="float">
            <text:p>22073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3" calcext:value-type="float">
            <text:p>953</text:p>
          </table:table-cell>
          <table:table-cell office:value-type="float" office:value="26288" calcext:value-type="float">
            <text:p>26288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 office:value-type="float" office:value="22121" calcext:value-type="float">
            <text:p>22121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5" calcext:value-type="float">
            <text:p>9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6" calcext:value-type="float">
            <text:p>956</text:p>
          </table:table-cell>
          <table:table-cell office:value-type="float" office:value="1714" calcext:value-type="float">
            <text:p>171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22685" calcext:value-type="float">
            <text:p>22685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17322" calcext:value-type="float">
            <text:p>17322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9" calcext:value-type="float">
            <text:p>959</text:p>
          </table:table-cell>
          <table:table-cell office:value-type="float" office:value="23173" calcext:value-type="float">
            <text:p>23173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4223" calcext:value-type="float">
            <text:p>422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1" calcext:value-type="float">
            <text:p>961</text:p>
          </table:table-cell>
          <table:table-cell office:value-type="float" office:value="2800" calcext:value-type="float">
            <text:p>280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22276" calcext:value-type="float">
            <text:p>22276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3" calcext:value-type="float">
            <text:p>963</text:p>
          </table:table-cell>
          <table:table-cell office:value-type="float" office:value="18721" calcext:value-type="float">
            <text:p>18721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  <table:table-cell office:value-type="float" office:value="5487" calcext:value-type="float">
            <text:p>5487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5" calcext:value-type="float">
            <text:p>965</text:p>
          </table:table-cell>
          <table:table-cell office:value-type="float" office:value="22107" calcext:value-type="float">
            <text:p>22107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6" calcext:value-type="float">
            <text:p>966</text:p>
          </table:table-cell>
          <table:table-cell office:value-type="float" office:value="4779" calcext:value-type="float">
            <text:p>4779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7" calcext:value-type="float">
            <text:p>967</text:p>
          </table:table-cell>
          <table:table-cell office:value-type="float" office:value="14999" calcext:value-type="float">
            <text:p>14999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8" calcext:value-type="float">
            <text:p>968</text:p>
          </table:table-cell>
          <table:table-cell office:value-type="float" office:value="12233" calcext:value-type="float">
            <text:p>12233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float" office:value="1901" calcext:value-type="float">
            <text:p>190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float" office:value="26878" calcext:value-type="float">
            <text:p>26878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2" calcext:value-type="float">
            <text:p>972</text:p>
          </table:table-cell>
          <table:table-cell office:value-type="float" office:value="17232" calcext:value-type="float">
            <text:p>17232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2145" calcext:value-type="float">
            <text:p>214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4" calcext:value-type="float">
            <text:p>974</text:p>
          </table:table-cell>
          <table:table-cell office:value-type="float" office:value="23221" calcext:value-type="float">
            <text:p>23221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5" calcext:value-type="float">
            <text:p>975</text:p>
          </table:table-cell>
          <table:table-cell office:value-type="float" office:value="3707" calcext:value-type="float">
            <text:p>370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6" calcext:value-type="float">
            <text:p>976</text:p>
          </table:table-cell>
          <table:table-cell office:value-type="float" office:value="12871" calcext:value-type="float">
            <text:p>12871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7" calcext:value-type="float">
            <text:p>977</text:p>
          </table:table-cell>
          <table:table-cell office:value-type="float" office:value="24338" calcext:value-type="float">
            <text:p>24338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" calcext:value-type="float">
            <text:p>978</text:p>
          </table:table-cell>
          <table:table-cell office:value-type="float" office:value="13045" calcext:value-type="float">
            <text:p>13045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office:value-type="float" office:value="3554" calcext:value-type="float">
            <text:p>355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float" office:value="12592" calcext:value-type="float">
            <text:p>12592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1" calcext:value-type="float">
            <text:p>981</text:p>
          </table:table-cell>
          <table:table-cell office:value-type="float" office:value="13598" calcext:value-type="float">
            <text:p>13598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12195" calcext:value-type="float">
            <text:p>12195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3" calcext:value-type="float">
            <text:p>983</text:p>
          </table:table-cell>
          <table:table-cell office:value-type="float" office:value="3576" calcext:value-type="float">
            <text:p>357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17114" calcext:value-type="float">
            <text:p>17114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5085" calcext:value-type="float">
            <text:p>5085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5314" calcext:value-type="float">
            <text:p>5314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office:value-type="float" office:value="3659" calcext:value-type="float">
            <text:p>3659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22145" calcext:value-type="float">
            <text:p>22145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9" calcext:value-type="float">
            <text:p>989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2619" calcext:value-type="float">
            <text:p>261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25278" calcext:value-type="float">
            <text:p>25278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23121" calcext:value-type="float">
            <text:p>23121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4" calcext:value-type="float">
            <text:p>994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5" calcext:value-type="float">
            <text:p>995</text:p>
          </table:table-cell>
          <table:table-cell office:value-type="float" office:value="12782" calcext:value-type="float">
            <text:p>12782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6" calcext:value-type="float">
            <text:p>996</text:p>
          </table:table-cell>
          <table:table-cell office:value-type="float" office:value="24680" calcext:value-type="float">
            <text:p>24680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7" calcext:value-type="float">
            <text:p>997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8" calcext:value-type="float">
            <text:p>998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1T01:03:10.188160873</dc:date>
    <meta:editing-duration>PT4H16M41S</meta:editing-duration>
    <meta:editing-cycles>4</meta:editing-cycles>
    <meta:generator>LibreOffice/6.0.7.3$Linux_X86_64 LibreOffice_project/00m0$Build-3</meta:generator>
    <meta:document-statistic meta:table-count="1" meta:cell-count="8199" meta:object-count="0"/>
  </office:meta>
</office:document-meta>
</file>